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data-style-name="N106">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8.A17" style:family="table-cell" style:data-style-name="N100">
      <style:table-cell-properties fo:padding="0.097cm" fo:border-left="0.002cm solid #000000" fo:border-right="none" fo:border-top="none" fo:border-bottom="0.002cm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0.A8" style:family="table-cell">
      <style:table-cell-properties fo:padding="0.097cm" fo:border-left="0.002cm solid #000000" fo:border-right="none" fo:border-top="none" fo:border-bottom="none"/>
    </style:style>
    <style:style style:name="Table20.B8" style:family="table-cell">
      <style:table-cell-properties fo:padding="0.097cm" fo:border-left="0.002cm solid #000000" fo:border-right="0.002cm solid #000000" fo:border-top="none" fo:border-bottom="none"/>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8.B7" style:family="table-cell" style:data-style-name="N0">
      <style:table-cell-properties fo:padding="0.097cm" fo:border-left="0.002cm solid #000000" fo:border-right="none" fo:border-top="none" fo:border-bottom="0.002cm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C3"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A3" style:family="table-cell">
      <style:table-cell-properties fo:padding="0.097cm" fo:border-left="0.002cm solid #000000" fo:border-right="none" fo:border-top="none" fo:border-bottom="0.002cm solid #000000"/>
    </style:style>
    <style:style style:name="Table27.C3" style:family="table-cell">
      <style:table-cell-properties fo:padding="0.097cm" fo:border-left="0.002cm solid #000000" fo:border-right="0.002cm solid #000000" fo:border-top="none" fo:border-bottom="0.002cm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A3" style:family="table-cell">
      <style:table-cell-properties fo:padding="0.097cm" fo:border-left="0.002cm solid #000000" fo:border-right="none" fo:border-top="none" fo:border-bottom="0.002cm solid #000000"/>
    </style:style>
    <style:style style:name="Table29.C3"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Code" style:master-page-name="">
      <style:paragraph-properties style:page-number="auto"/>
      <style:text-properties fo:background-color="transparen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Table_20_Contents">
      <style:text-properties fo:font-style="italic" fo:background-color="transparent" style:font-style-asian="italic" style:font-style-complex="italic"/>
    </style:style>
    <style:style style:name="P17" style:family="paragraph" style:parent-style-name="Table_20_Contents">
      <style:text-properties fo:font-style="italic" fo:font-weight="normal" style:font-style-asian="italic" style:font-weight-asian="normal" style:font-style-complex="italic" style:font-weight-complex="normal"/>
    </style:style>
    <style:style style:name="P18" style:family="paragraph" style:parent-style-name="Table_20_Contents">
      <style:text-properties fo:font-style="normal" fo:background-color="transparent" style:font-style-asian="normal" style:font-style-complex="normal"/>
    </style:style>
    <style:style style:name="P19" style:family="paragraph" style:parent-style-name="Table_20_Contents">
      <style:text-properties fo:font-weight="normal" fo:background-color="transparent" style:font-weight-asian="normal" style:font-weight-complex="normal"/>
    </style:style>
    <style:style style:name="P20" style:family="paragraph" style:parent-style-name="Table_20_Contents">
      <style:text-properties fo:font-weight="normal" style:font-weight-asian="normal" style:font-weight-complex="normal"/>
    </style:style>
    <style:style style:name="P21" style:family="paragraph" style:parent-style-name="Table">
      <style:paragraph-properties fo:text-align="center" style:justify-single-word="false"/>
    </style:style>
    <style:style style:name="P22" style:family="paragraph" style:parent-style-name="Table">
      <style:paragraph-properties fo:text-align="start" style:justify-single-word="false"/>
      <style:text-properties fo:font-style="normal" style:font-style-asian="normal" style:font-style-complex="normal"/>
    </style:style>
    <style:style style:name="P23" style:family="paragraph" style:parent-style-name="Table">
      <style:paragraph-properties fo:text-align="center" style:justify-single-word="false"/>
      <style:text-properties fo:font-weight="normal" style:font-weight-asian="normal" style:font-weight-complex="normal"/>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style:tab-stops>
          <style:tab-stop style:position="0.45cm"/>
        </style:tab-stops>
      </style:paragraph-properties>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paragraph-properties fo:text-align="start" style:justify-single-word="false"/>
      <style:text-properties fo:font-size="12pt" style:font-size-asian="12pt" style:font-size-complex="12pt"/>
    </style:style>
    <style:style style:name="P30" style:family="paragraph" style:parent-style-name="Text_20_body">
      <style:paragraph-properties fo:text-align="start" style:justify-single-word="false"/>
      <style:text-properties fo:font-size="12pt" fo:language="en" fo:country="GB" style:font-size-asian="12pt" style:font-size-complex="12pt"/>
    </style:style>
    <style:style style:name="P31" style:family="paragraph" style:parent-style-name="Text_20_body">
      <style:text-properties fo:font-size="12pt" fo:language="en" fo:country="GB"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6" style:family="paragraph" style:parent-style-name="Text_20_body">
      <style:text-properties fo:background-color="transparent"/>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bold" fo:background-color="transparent" style:font-weight-asian="bold" style:font-weight-complex="bold"/>
    </style:style>
    <style:style style:name="P39" style:family="paragraph" style:parent-style-name="Text_20_body">
      <style:text-properties fo:font-style="italic" style:font-style-asian="italic" style:font-style-complex="italic"/>
    </style:style>
    <style:style style:name="P40" style:family="paragraph" style:parent-style-name="Text_20_body">
      <style:text-properties fo:font-style="normal" style:font-style-asian="normal" style:font-style-complex="normal"/>
    </style:style>
    <style:style style:name="P41" style:family="paragraph" style:parent-style-name="Text_20_body">
      <style:text-properties style:font-name="Times New Roman1" fo:font-style="normal" fo:font-weight="normal"/>
    </style:style>
    <style:style style:name="P42" style:family="paragraph" style:parent-style-name="Text_20_body">
      <style:paragraph-properties fo:keep-with-next="always"/>
    </style:style>
    <style:style style:name="P43" style:family="paragraph" style:parent-style-name="Code">
      <style:paragraph-properties fo:keep-together="always" fo:keep-with-next="always"/>
    </style:style>
    <style:style style:name="P44" style:family="paragraph" style:parent-style-name="Table_20_Contents">
      <style:paragraph-properties fo:keep-with-next="always"/>
      <style:text-properties fo:background-color="transparent"/>
    </style:style>
    <style:style style:name="P45" style:family="paragraph" style:parent-style-name="Table_20_Contents">
      <style:paragraph-properties fo:keep-with-next="always"/>
      <style:text-properties fo:font-weight="bold" style:font-weight-asian="bold" style:font-weight-complex="bold"/>
    </style:style>
    <style:style style:name="P46" style:family="paragraph" style:parent-style-name="Text_20_body">
      <style:paragraph-properties fo:padding="0.049cm" fo:border="0.002cm solid #000000" style:shadow="none"/>
    </style:style>
    <style:style style:name="P47"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8" style:family="paragraph" style:parent-style-name="Code">
      <style:paragraph-properties fo:text-align="start" style:justify-single-word="false"/>
      <style:text-properties fo:font-style="normal" style:font-style-asian="normal" style:font-style-complex="normal"/>
    </style:style>
    <style:style style:name="P49" style:family="paragraph" style:parent-style-name="Code">
      <style:text-properties fo:font-weight="normal" style:font-weight-asian="normal" style:font-weight-complex="normal"/>
    </style:style>
    <style:style style:name="P50" style:family="paragraph" style:parent-style-name="Code">
      <style:text-properties fo:background-color="transparent"/>
    </style:style>
    <style:style style:name="P51" style:family="paragraph" style:parent-style-name="Code">
      <style:text-properties style:font-name="Courier 10 Pitch1"/>
    </style:style>
    <style:style style:name="P52" style:family="paragraph" style:parent-style-name="Code">
      <style:text-properties style:font-name="Courier 10 Pitch1" fo:font-style="normal" fo:font-weight="normal"/>
    </style:style>
    <style:style style:name="P53" style:family="paragraph" style:parent-style-name="Code">
      <style:text-properties fo:font-variant="normal" fo:text-transform="none" fo:color="#000000" style:font-name="Courier 10 Pitch1" fo:letter-spacing="normal" fo:font-style="normal" fo:font-weight="normal"/>
    </style:style>
    <style:style style:name="P54" style:family="paragraph" style:parent-style-name="Preformatted_20_Text">
      <style:paragraph-properties fo:margin-top="0cm" fo:margin-bottom="0.499cm"/>
    </style:style>
    <style:style style:name="P55"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56" style:family="paragraph" style:parent-style-name="Standard">
      <style:text-properties fo:background-color="transparent"/>
    </style:style>
    <style:style style:name="P57" style:family="paragraph" style:parent-style-name="Standard">
      <style:text-properties fo:font-weight="normal" style:font-weight-asian="normal" style:font-weight-complex="normal"/>
    </style:style>
    <style:style style:name="P58" style:family="paragraph" style:parent-style-name="Code">
      <style:paragraph-properties style:shadow="none"/>
    </style:style>
    <style:style style:name="P59" style:family="paragraph" style:parent-style-name="Code">
      <style:paragraph-properties style:shadow="none" fo:keep-with-next="always"/>
    </style:style>
    <style:style style:name="P60" style:family="paragraph" style:parent-style-name="Text_20_body">
      <style:paragraph-properties fo:background-color="transparent" fo:padding="0cm" fo:border="none" style:shadow="none">
        <style:background-image/>
      </style:paragraph-properties>
      <style:text-properties fo:font-weight="bold" style:font-weight-asian="bold" style:font-weight-complex="bold"/>
    </style:style>
    <style:style style:name="P61" style:family="paragraph" style:parent-style-name="Text_20_body">
      <style:paragraph-properties fo:background-color="transparent">
        <style:background-image/>
      </style:paragraph-properties>
      <style:text-properties fo:background-color="transparent"/>
    </style:style>
    <style:style style:name="P62"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63" style:family="paragraph" style:parent-style-name="Text_20_body">
      <style:paragraph-properties fo:break-before="page"/>
      <style:text-properties fo:font-weight="bold" style:font-weight-asian="bold" style:font-weight-complex="bold"/>
    </style:style>
    <style:style style:name="P64" style:family="paragraph" style:parent-style-name="Contents_20_1">
      <style:paragraph-properties>
        <style:tab-stops>
          <style:tab-stop style:position="16.999cm" style:type="right" style:leader-style="dotted" style:leader-text="."/>
        </style:tab-stops>
      </style:paragraph-properties>
    </style:style>
    <style:style style:name="P65" style:family="paragraph" style:parent-style-name="Contents_20_2">
      <style:paragraph-properties>
        <style:tab-stops>
          <style:tab-stop style:position="16.499cm" style:type="right" style:leader-style="dotted" style:leader-text="."/>
        </style:tab-stops>
      </style:paragraph-properties>
    </style:style>
    <style:style style:name="P66" style:family="paragraph" style:parent-style-name="Standard" style:list-style-name="L35"/>
    <style:style style:name="P67" style:family="paragraph" style:parent-style-name="Text_20_body" style:list-style-name="L1"/>
    <style:style style:name="P68" style:family="paragraph" style:parent-style-name="Text_20_body" style:list-style-name="L2"/>
    <style:style style:name="P69" style:family="paragraph" style:parent-style-name="Text_20_body" style:list-style-name="L2">
      <style:text-properties fo:font-weight="bold" style:font-weight-asian="bold" style:font-weight-complex="bold"/>
    </style:style>
    <style:style style:name="P70" style:family="paragraph" style:parent-style-name="Text_20_body" style:list-style-name="L3">
      <style:text-properties fo:font-weight="bold" style:font-weight-asian="bold" style:font-weight-complex="bold"/>
    </style:style>
    <style:style style:name="P71" style:family="paragraph" style:parent-style-name="Text_20_body" style:list-style-name="L2">
      <style:text-properties fo:font-weight="normal" style:font-weight-asian="normal" style:font-weight-complex="normal"/>
    </style:style>
    <style:style style:name="P72" style:family="paragraph" style:parent-style-name="Text_20_body" style:list-style-name="L23">
      <style:text-properties fo:font-weight="normal" style:font-weight-asian="normal" style:font-weight-complex="normal"/>
    </style:style>
    <style:style style:name="P73" style:family="paragraph" style:parent-style-name="Text_20_body" style:list-style-name="L34">
      <style:text-properties fo:font-weight="normal" style:font-weight-asian="normal" style:font-weight-complex="normal"/>
    </style:style>
    <style:style style:name="P74" style:family="paragraph" style:parent-style-name="Text_20_body" style:list-style-name="L35">
      <style:text-properties fo:font-weight="normal" style:font-weight-asian="normal" style:font-weight-complex="normal"/>
    </style:style>
    <style:style style:name="P75" style:family="paragraph" style:parent-style-name="Text_20_body" style:list-style-name="L38">
      <style:text-properties fo:font-weight="normal" style:font-weight-asian="normal" style:font-weight-complex="normal"/>
    </style:style>
    <style:style style:name="P76" style:family="paragraph" style:parent-style-name="Text_20_body" style:list-style-name="L40">
      <style:text-properties fo:font-weight="normal" style:font-weight-asian="normal" style:font-weight-complex="normal"/>
    </style:style>
    <style:style style:name="P77" style:family="paragraph" style:parent-style-name="Text_20_body" style:list-style-name="L4"/>
    <style:style style:name="P78" style:family="paragraph" style:parent-style-name="Text_20_body" style:list-style-name="L5"/>
    <style:style style:name="P79" style:family="paragraph" style:parent-style-name="Text_20_body" style:list-style-name="L6"/>
    <style:style style:name="P80" style:family="paragraph" style:parent-style-name="Text_20_body" style:list-style-name="L7"/>
    <style:style style:name="P81" style:family="paragraph" style:parent-style-name="Text_20_body" style:list-style-name="L8"/>
    <style:style style:name="P82" style:family="paragraph" style:parent-style-name="Text_20_body" style:list-style-name="L9"/>
    <style:style style:name="P83" style:family="paragraph" style:parent-style-name="Text_20_body" style:list-style-name="L11"/>
    <style:style style:name="P84" style:family="paragraph" style:parent-style-name="Text_20_body" style:list-style-name="L12"/>
    <style:style style:name="P85" style:family="paragraph" style:parent-style-name="Text_20_body" style:list-style-name="L13"/>
    <style:style style:name="P86" style:family="paragraph" style:parent-style-name="Text_20_body" style:list-style-name="L15"/>
    <style:style style:name="P87" style:family="paragraph" style:parent-style-name="Text_20_body" style:list-style-name="L16"/>
    <style:style style:name="P88" style:family="paragraph" style:parent-style-name="Text_20_body" style:list-style-name="L17"/>
    <style:style style:name="P89" style:family="paragraph" style:parent-style-name="Text_20_body" style:list-style-name="L18"/>
    <style:style style:name="P90" style:family="paragraph" style:parent-style-name="Text_20_body" style:list-style-name="L19"/>
    <style:style style:name="P91" style:family="paragraph" style:parent-style-name="Text_20_body" style:list-style-name="L21"/>
    <style:style style:name="P92" style:family="paragraph" style:parent-style-name="Text_20_body" style:list-style-name="L22"/>
    <style:style style:name="P93" style:family="paragraph" style:parent-style-name="Text_20_body" style:list-style-name="L24"/>
    <style:style style:name="P94" style:family="paragraph" style:parent-style-name="Text_20_body" style:list-style-name="L25"/>
    <style:style style:name="P95" style:family="paragraph" style:parent-style-name="Text_20_body" style:list-style-name="L26"/>
    <style:style style:name="P96" style:family="paragraph" style:parent-style-name="Text_20_body" style:list-style-name="L27"/>
    <style:style style:name="P97" style:family="paragraph" style:parent-style-name="Text_20_body" style:list-style-name="L28"/>
    <style:style style:name="P98" style:family="paragraph" style:parent-style-name="Text_20_body" style:list-style-name="L29"/>
    <style:style style:name="P99" style:family="paragraph" style:parent-style-name="Text_20_body" style:list-style-name="L30"/>
    <style:style style:name="P100" style:family="paragraph" style:parent-style-name="Text_20_body" style:list-style-name="L31"/>
    <style:style style:name="P101" style:family="paragraph" style:parent-style-name="Text_20_body" style:list-style-name="L32"/>
    <style:style style:name="P102" style:family="paragraph" style:parent-style-name="Text_20_body" style:list-style-name="L33">
      <style:paragraph-properties fo:text-align="start" style:justify-single-word="false"/>
    </style:style>
    <style:style style:name="P103" style:family="paragraph" style:parent-style-name="Text_20_body" style:list-style-name="L34"/>
    <style:style style:name="P104" style:family="paragraph" style:parent-style-name="Text_20_body" style:list-style-name="L36"/>
    <style:style style:name="P105" style:family="paragraph" style:parent-style-name="Text_20_body" style:list-style-name="L37"/>
    <style:style style:name="P106" style:family="paragraph" style:parent-style-name="Text_20_body" style:list-style-name="L39"/>
    <style:style style:name="P107" style:family="paragraph" style:parent-style-name="Text_20_body" style:list-style-name="L13" style:master-page-name="">
      <style:paragraph-properties fo:margin-top="0cm" fo:margin-bottom="0cm" style:page-number="auto"/>
    </style:style>
    <style:style style:name="P108" style:family="paragraph" style:parent-style-name="Text_20_body" style:list-style-name="L15" style:master-page-name="">
      <style:paragraph-properties fo:margin-top="0cm" fo:margin-bottom="0cm" style:page-number="auto"/>
    </style:style>
    <style:style style:name="P109" style:family="paragraph" style:parent-style-name="Text_20_body" style:list-style-name="L25" style:master-page-name="">
      <style:paragraph-properties fo:margin-top="0cm" fo:margin-bottom="0cm" style:page-number="auto"/>
    </style:style>
    <style:style style:name="P110" style:family="paragraph" style:parent-style-name="Text_20_body" style:list-style-name="L30" style:master-page-name="">
      <style:paragraph-properties fo:margin-top="0cm" fo:margin-bottom="0cm" style:page-number="auto"/>
    </style:style>
    <style:style style:name="P111" style:family="paragraph" style:parent-style-name="Text_20_body" style:list-style-name="L13">
      <style:paragraph-properties fo:margin-top="0cm" fo:margin-bottom="0cm"/>
    </style:style>
    <style:style style:name="P112" style:family="paragraph" style:parent-style-name="Text_20_body" style:list-style-name="L15">
      <style:paragraph-properties fo:margin-top="0cm" fo:margin-bottom="0cm"/>
    </style:style>
    <style:style style:name="P113" style:family="paragraph" style:parent-style-name="Text_20_body" style:list-style-name="L16">
      <style:paragraph-properties fo:margin-top="0cm" fo:margin-bottom="0cm"/>
    </style:style>
    <style:style style:name="P114" style:family="paragraph" style:parent-style-name="Text_20_body" style:list-style-name="L18">
      <style:paragraph-properties fo:margin-top="0cm" fo:margin-bottom="0cm"/>
    </style:style>
    <style:style style:name="P115" style:family="paragraph" style:parent-style-name="Text_20_body" style:list-style-name="L20">
      <style:paragraph-properties fo:margin-top="0cm" fo:margin-bottom="0cm"/>
    </style:style>
    <style:style style:name="P116" style:family="paragraph" style:parent-style-name="Text_20_body" style:list-style-name="L25">
      <style:paragraph-properties fo:margin-top="0cm" fo:margin-bottom="0cm"/>
    </style:style>
    <style:style style:name="P117" style:family="paragraph" style:parent-style-name="Text_20_body" style:list-style-name="L28">
      <style:paragraph-properties fo:margin-top="0cm" fo:margin-bottom="0cm"/>
    </style:style>
    <style:style style:name="P118" style:family="paragraph" style:parent-style-name="Text_20_body" style:list-style-name="L30">
      <style:paragraph-properties fo:margin-top="0cm" fo:margin-bottom="0cm"/>
    </style:style>
    <style:style style:name="P119" style:family="paragraph" style:parent-style-name="Text_20_body" style:list-style-name="L34">
      <style:paragraph-properties fo:margin-top="0cm" fo:margin-bottom="0cm"/>
    </style:style>
    <style:style style:name="P120" style:family="paragraph" style:parent-style-name="Text_20_body" style:list-style-name="L34">
      <style:paragraph-properties fo:margin-top="0cm" fo:margin-bottom="0cm"/>
      <style:text-properties fo:font-weight="normal" style:font-weight-asian="normal" style:font-weight-complex="normal"/>
    </style:style>
    <style:style style:name="P121" style:family="paragraph" style:parent-style-name="Text_20_body" style:list-style-name="L33">
      <style:paragraph-properties fo:margin-top="0cm" fo:margin-bottom="0cm" fo:text-align="start" style:justify-single-word="false" style:shadow="none"/>
    </style:style>
    <style:style style:name="P122" style:family="paragraph" style:parent-style-name="Text_20_body" style:list-style-name="L15" style:master-page-name="">
      <style:paragraph-properties style:page-number="auto"/>
    </style:style>
    <style:style style:name="P123" style:family="paragraph" style:parent-style-name="Heading_20_1" style:master-page-name="">
      <style:paragraph-properties style:page-number="auto" fo:break-before="page"/>
    </style:style>
    <style:style style:name="P124" style:family="paragraph" style:parent-style-name="Table_20_Contents" style:list-style-name="L10"/>
    <style:style style:name="P125" style:family="paragraph" style:parent-style-name="Table_20_Contents" style:list-style-name="L14">
      <style:text-properties fo:background-color="transparen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06">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6"/>
      <text:p text:style-name="P26"/>
      <text:p text:style-name="P34"/>
      <text:p text:style-name="P34">Jarvis Web Gateway</text:p>
      <text:p text:style-name="P26"/>
      <text:p text:style-name="P28">Working with Jarvis</text:p>
      <text:p text:style-name="P28">(User &amp; Technical Documentation)</text:p>
      <text:p text:style-name="P29"/>
      <text:p text:style-name="P29"/>
      <text:p text:style-name="P32"/>
      <text:p text:style-name="P32"/>
      <text:p text:style-name="P29"/>
      <text:p text:style-name="P29"/>
      <text:p text:style-name="P33">Jonathan Couper-Smartt</text:p>
      <text:p text:style-name="P33">jarvis@nsquared.co.nz</text:p>
      <text:p text:style-name="P30"/>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7">Jarvis supports fetch, create, update and delete with additional support for custom plug-in features. <text:s/>Jarvis is based on the RESTful approach to http web services. <text:s/>It provides JSON, XML interfaces, with additional support for CSV downloads. <text:s/></text:p>
      <text:p text:style-name="P47">Jarvis works excellently with JavaScript web apps using ExtJS, Dojo and many other JS toolkits, and is also ideal for richer client applications such as those written in Adobe Flex.</text:p>
      <text:p text:style-name="P47">Jarvis supports any database for which a Perl DBI driver exists. <text:s/>This include Oracle, PostgreSQL, MySQL, SQL Server, SQLite and more.</text:p>
      <text:p text:style-name="P3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4"><text:s/>1 Introduction<text:tab/>5</text:p>
          <text:p text:style-name="P64"><text:s/>2 Licence<text:tab/>6</text:p>
          <text:p text:style-name="P65"><text:s/>2.1 GNU Lesser General Public License<text:tab/>6</text:p>
          <text:p text:style-name="P65"><text:s/>2.2 Clarification of Intentions<text:tab/>6</text:p>
          <text:p text:style-name="P65"><text:s/>2.3 Jarvis Tracker Icons<text:tab/>6</text:p>
          <text:p text:style-name="P64"><text:s/>3 Installation<text:tab/>7</text:p>
          <text:p text:style-name="P65"><text:s/>3.1 Unpacking<text:tab/>7</text:p>
          <text:p text:style-name="P65"><text:s/>3.2 Install Additional Perl Modules<text:tab/>7</text:p>
          <text:p text:style-name="P65"><text:s/>3.3 Apache2 Configuration – Without mod_perl<text:tab/>8</text:p>
          <text:p text:style-name="P65"><text:s/>3.4 Apache2 Configuration – With mod_perl<text:tab/>8</text:p>
          <text:p text:style-name="P65"><text:s/>3.5 Relocating Jarvis<text:tab/>9</text:p>
          <text:p text:style-name="P65"><text:s/>3.6 Test<text:tab/>10</text:p>
          <text:p text:style-name="P64"><text:s/>4 Application Configuration File<text:tab/>11</text:p>
          <text:p text:style-name="P65"><text:s/>4.1 Introduction<text:tab/>11</text:p>
          <text:p text:style-name="P65"><text:s/>4.2 List of Parameters<text:tab/>12</text:p>
          <text:p text:style-name="P65"><text:s/>4.3 Configuration Parameter Details<text:tab/>14</text:p>
          <text:p text:style-name="P64"><text:s/>5 Login Module Configuration<text:tab/>21</text:p>
          <text:p text:style-name="P65"><text:s/>5.1 Standard Modules<text:tab/>21</text:p>
          <text:p text:style-name="P65"><text:s/>5.2 Active Directory Login<text:tab/>21</text:p>
          <text:p text:style-name="P65"><text:s/>5.3 Basic Auth Login<text:tab/>22</text:p>
          <text:p text:style-name="P65"><text:s/>5.4 Database Login<text:tab/>23</text:p>
          <text:p text:style-name="P65"><text:s/>5.5 Adempiere Login<text:tab/>24</text:p>
          <text:p text:style-name="P65"><text:s/>5.6 Drupal6 Login<text:tab/>26</text:p>
          <text:p text:style-name="P65"><text:s/>5.7 None Login<text:tab/>27</text:p>
          <text:p text:style-name="P65"><text:s/>5.8 Single Login<text:tab/>27</text:p>
          <text:p text:style-name="P64"><text:s/>6 Special Datasets &amp; Jarvis Login<text:tab/>29</text:p>
          <text:p text:style-name="P65"><text:s/>6.1 Jarvis URLs<text:tab/>29</text:p>
          <text:p text:style-name="P65"><text:s/>6.2 The __status Dataset<text:tab/>29</text:p>
          <text:p text:style-name="P65"><text:s/>6.3 The __habitat Dataset<text:tab/>30</text:p>
          <text:p text:style-name="P65"><text:s/>6.4 The __logout Dataset<text:tab/>31</text:p>
          <text:p text:style-name="P65"><text:s/>6.5 Logging-In to Jarvis<text:tab/>31</text:p>
          <text:p text:style-name="P65"><text:s/>6.6 Jarvis Error Responses<text:tab/>31</text:p>
          <text:p text:style-name="P64"><text:s/>7 Fetching Datasets<text:tab/>33</text:p>
          <text:p text:style-name="P65"><text:s/>7.1 Data Fetch Response Format<text:tab/>33</text:p>
          <text:p text:style-name="P65"><text:s/>7.2 Dataset Definition<text:tab/>34</text:p>
          <text:p text:style-name="P65"><text:s/>7.3 Dataset Bind Parameters<text:tab/>36</text:p>
          <text:p text:style-name="P65"><text:s/>7.4 Secure Dataset Bind Parameters<text:tab/>37</text:p>
          <text:p text:style-name="P65"><text:s/>7.5 Textual Substitution Dataset Parameters<text:tab/>38</text:p>
          <text:p text:style-name="P64"><text:s/>8 Storing Datasets<text:tab/>40</text:p>
          <text:p text:style-name="P65"><text:s/>8.1 Modifying Datasets – Single Modification<text:tab/>40</text:p>
          <text:p text:style-name="P65"><text:s/>8.2 Modifying Datasets – Array of Modifications<text:tab/>42</text:p>
          <text:p text:style-name="P65"><text:s/>8.3 Modifying Datasets – Array of Mixed Modifications<text:tab/>44</text:p>
          <text:p text:style-name="P65"><text:s/>8.4 Before &amp; After Statements<text:tab/>44</text:p>
          <text:p text:style-name="P65"><text:s/>8.5 Transaction and Rollback<text:tab/>44</text:p>
          <text:p text:style-name="P64"><text:soft-page-break/><text:s/>9 Dataset Transformations<text:tab/>46</text:p>
          <text:p text:style-name="P65"><text:s/>9.1 Introduction<text:tab/>46</text:p>
          <text:p text:style-name="P64"><text:s/>10 Fetching Multiple Datasets in One Request<text:tab/>47</text:p>
          <text:p text:style-name="P65"><text:s/>10.1 Introduction<text:tab/>47</text:p>
          <text:p text:style-name="P65"><text:s/>10.2 JSON Multi-Dataset Result Structure<text:tab/>47</text:p>
          <text:p text:style-name="P65"><text:s/>10.3 XML Multi-Dataset Result Structure<text:tab/>48</text:p>
          <text:p text:style-name="P64"><text:s/>11 Exec Datasets<text:tab/>49</text:p>
          <text:p text:style-name="P65"><text:s/>11.1 Introduction<text:tab/>49</text:p>
          <text:p text:style-name="P65"><text:s/>11.2 Configuration<text:tab/>49</text:p>
          <text:p text:style-name="P65"><text:s/>11.3 Output Return Mechanism<text:tab/>52</text:p>
          <text:p text:style-name="P65"><text:s/>11.4 A Simple Example<text:tab/>53</text:p>
          <text:p text:style-name="P65"><text:s/>11.5 Environment Variables<text:tab/>53</text:p>
          <text:p text:style-name="P65"><text:s/>11.6 Command Line Parameters<text:tab/>53</text:p>
          <text:p text:style-name="P65"><text:s/>11.7 Output &amp; Headers<text:tab/>53</text:p>
          <text:p text:style-name="P64"><text:s/>12 Plugin Datasets<text:tab/>55</text:p>
          <text:p text:style-name="P65"><text:s/>12.1 Introduction<text:tab/>55</text:p>
          <text:p text:style-name="P65"><text:s/>12.2 Configuration<text:tab/>55</text:p>
          <text:p text:style-name="P65"><text:s/>12.3 Example Plugin<text:tab/>56</text:p>
          <text:p text:style-name="P65"><text:s/>12.4 Output &amp; Headers<text:tab/>57</text:p>
          <text:p text:style-name="P65"><text:s/>12.5 Exception Handling<text:tab/>57</text:p>
          <text:p text:style-name="P64"><text:s/>13 Hook Modules<text:tab/>58</text:p>
          <text:p text:style-name="P65"><text:s/>13.1 Introduction<text:tab/>58</text:p>
          <text:p text:style-name="P65"><text:s/>13.2 Configuration<text:tab/>62</text:p>
          <text:p text:style-name="P65"><text:s/>13.3 Standard Hook Template<text:tab/>63</text:p>
          <text:p text:style-name="P64"><text:s/>14 Performance Notes<text:tab/>64</text:p>
          <text:p text:style-name="P65"><text:s/>14.1 How Fast is Jarvis?<text:tab/>64</text:p>
          <text:p text:style-name="P64"><text:s/>15 Tracking Application<text:tab/>65</text:p>
          <text:p text:style-name="P65"><text:s/>15.1 Tracking Requests &amp; Errors<text:tab/>65</text:p>
          <text:p text:style-name="P65"><text:s/>15.2 The Tracker Database File<text:tab/>65</text:p>
          <text:p text:style-name="P65"><text:s/>15.3 The Tracker Display Application<text:tab/>65</text:p>
          <text:p text:style-name="P64"><text:s/>16 Demo Application<text:tab/>69</text:p>
          <text:p text:style-name="P65"><text:s/>16.1 Introduction<text:tab/>69</text:p>
          <text:p text:style-name="P65"><text:s/>16.2 Complete Basic Jarvis Configuration<text:tab/>69</text:p>
          <text:p text:style-name="P65"><text:s/>16.3 The Demo Database File<text:tab/>69</text:p>
          <text:p text:style-name="P65"><text:s/>16.4 Configure Demo Web-Service<text:tab/>69</text:p>
        </text:index-body>
      </text:table-of-content>
      <text:p text:style-name="P10"/>
      <text:p text:style-name="P60"/>
      <text:p text:style-name="P63">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string">
            <text:p text:style-name="Table_20_Contents">3.0.1</text:p>
          </table:table-cell>
          <table:table-cell table:style-name="Table18.B2" office:value-type="date" office:date-value="2010-05-07">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B2" office:value-type="date" office:date-value="2010-05-10">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B2" office:value-type="date" office:date-value="2010-05-27">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B2" office:value-type="date" office:date-value="2010-06-02">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B2" office:value-type="date" office:date-value="2010-06-10">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B2" office:value-type="date" office:date-value="2010-07-22">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B2" office:value-type="date" office:date-value="2010-07-23">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B2" office:value-type="date" office:date-value="2010-07-28">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B2" office:value-type="date" office:date-value="2010-08-04">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row>
          <table:table-cell table:style-name="Table18.A2" office:value-type="string">
            <text:p text:style-name="Table_20_Contents">3.2.5</text:p>
          </table:table-cell>
          <table:table-cell table:style-name="Table18.B2" office:value-type="date" office:date-value="2010-08-22">
            <text:p text:style-name="Table_20_Contents">22-Aug-2010</text:p>
          </table:table-cell>
          <table:table-cell table:style-name="Table18.A2" office:value-type="string">
            <text:p text:style-name="Table_20_Contents">JXC</text:p>
          </table:table-cell>
          <table:table-cell table:style-name="Table18.D2" office:value-type="string">
            <text:p text:style-name="Table_20_Contents">Added "lib" and "default_libs" support to login modules.</text:p>
          </table:table-cell>
        </table:table-row>
        <table:table-row>
          <table:table-cell table:style-name="Table18.A2" office:value-type="string">
            <text:p text:style-name="Table_20_Contents">3.3.0</text:p>
          </table:table-cell>
          <table:table-cell table:style-name="Table18.B2" office:value-type="date" office:date-value="2010-10-18">
            <text:p text:style-name="Table_20_Contents">18-Oct-2010</text:p>
          </table:table-cell>
          <table:table-cell table:style-name="Table18.A2" office:value-type="string">
            <text:p text:style-name="Table_20_Contents">JXC</text:p>
          </table:table-cell>
          <table:table-cell table:style-name="Table18.D2" office:value-type="string">
            <text:p text:style-name="Table_20_Contents">First Debian package. <text:s/>Changed default directory paths.</text:p>
          </table:table-cell>
        </table:table-row>
        <table:table-row>
          <table:table-cell table:style-name="Table18.A2" office:value-type="string">
            <text:p text:style-name="Table_20_Contents">3.3.1</text:p>
          </table:table-cell>
          <table:table-cell table:style-name="Table18.B2" office:value-type="date" office:date-value="2019-10-26">
            <text:p text:style-name="Table_20_Contents">26-Oct-2019</text:p>
          </table:table-cell>
          <table:table-cell table:style-name="Table18.A2" office:value-type="string">
            <text:p text:style-name="Table_20_Contents">JXC</text:p>
          </table:table-cell>
          <table:table-cell table:style-name="Table18.D2" office:value-type="string">
            <text:p text:style-name="Table_20_Contents">Add "require_https" global application configuration option.</text:p>
          </table:table-cell>
        </table:table-row>
        <table:table-row>
          <table:table-cell table:style-name="Table18.A17" office:value-type="float" office:value="37318">
            <text:p text:style-name="Table_20_Contents">3.3.2</text:p>
          </table:table-cell>
          <table:table-cell table:style-name="Table18.B2" office:value-type="date" office:date-value="2010-11-24">
            <text:p text:style-name="Table_20_Contents">24-Nov-2010</text:p>
          </table:table-cell>
          <table:table-cell table:style-name="Table18.A2" office:value-type="string">
            <text:p text:style-name="Table_20_Contents">JXC</text:p>
          </table:table-cell>
          <table:table-cell table:style-name="Table18.D2" office:value-type="string">
            <text:p text:style-name="Table_20_Contents">Added more info on transaction behaviour.</text:p>
          </table:table-cell>
        </table:table-row>
        <table:table-row>
          <table:table-cell table:style-name="Table18.A17"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A2" office:value-type="string">
            <text:p text:style-name="Table_20_Contents">JXC</text:p>
          </table:table-cell>
          <table:table-cell table:style-name="Table18.D2" office:value-type="string">
            <text:p text:style-name="Table_20_Contents">Added support for more than one dataset fetch per request.</text:p>
          </table:table-cell>
        </table:table-row>
        <table:table-row>
          <table:table-cell table:style-name="Table18.A17" office:value-type="float" office:value="0">
            <text:p text:style-name="Table_20_Contents">4.0.4</text:p>
          </table:table-cell>
          <table:table-cell table:style-name="Table18.B2" office:value-type="date" office:date-value="2011-02-03">
            <text:p text:style-name="Table_20_Contents">3-Feb-2011</text:p>
          </table:table-cell>
          <table:table-cell table:style-name="Table18.A2" office:value-type="string">
            <text:p text:style-name="Table_20_Contents">JXC</text:p>
          </table:table-cell>
          <table:table-cell table:style-name="Table18.D2" office:value-type="string">
            <text:p text:style-name="Table_20_Contents">Allow override of mime type for plugins.</text:p>
          </table:table-cell>
        </table:table-row>
        <table:table-row>
          <table:table-cell table:style-name="Table18.A17" office:value-type="float" office:value="0">
            <text:p text:style-name="Table_20_Contents">4.1.1</text:p>
          </table:table-cell>
          <table:table-cell table:style-name="Table18.B2" office:value-type="date" office:date-value="2011-02-04">
            <text:p text:style-name="Table_20_Contents">4-Feb-2011</text:p>
          </table:table-cell>
          <table:table-cell table:style-name="Table18.A2" office:value-type="string">
            <text:p text:style-name="Table_20_Contents">JXC</text:p>
          </table:table-cell>
          <table:table-cell table:style-name="Table18.D2" office:value-type="string">
            <text:p text:style-name="Table_20_Contents">Support named database connections.</text:p>
          </table:table-cell>
        </table:table-row>
        <table:table-row>
          <table:table-cell table:style-name="Table18.A17" office:value-type="float" office:value="0">
            <text:p text:style-name="Table_20_Contents">4.1.2</text:p>
          </table:table-cell>
          <table:table-cell table:style-name="Table18.B2" office:value-type="date" office:date-value="2011-02-18">
            <text:p text:style-name="Table_20_Contents">18-Feb-2011</text:p>
          </table:table-cell>
          <table:table-cell table:style-name="Table18.A2" office:value-type="string">
            <text:p text:style-name="Table_20_Contents">JXC</text:p>
          </table:table-cell>
          <table:table-cell table:style-name="Table18.D2" office:value-type="string">
            <text:p text:style-name="Table_20_Contents">Document “dump” and “debug” for Exec and Plugin config.</text:p>
          </table:table-cell>
        </table:table-row>
        <table:table-row>
          <table:table-cell table:style-name="Table18.A17" office:value-type="float" office:value="0">
            <text:p text:style-name="Table_20_Contents">4.1.4</text:p>
          </table:table-cell>
          <table:table-cell table:style-name="Table18.B2" office:value-type="date" office:date-value="2011-03-07">
            <text:p text:style-name="Table_20_Contents">7-Mar-2011</text:p>
          </table:table-cell>
          <table:table-cell table:style-name="Table18.A2" office:value-type="string">
            <text:p text:style-name="Table_20_Contents">JXC</text:p>
          </table:table-cell>
          <table:table-cell table:style-name="Table18.D2" office:value-type="string">
            <text:p text:style-name="Table_20_Contents">Add “word2html” transformation tag.</text:p>
          </table:table-cell>
        </table:table-row>
        <table:table-row>
          <table:table-cell table:style-name="Table18.A17" office:value-type="float" office:value="0">
            <text:p text:style-name="Table_20_Contents">4.1.5</text:p>
          </table:table-cell>
          <table:table-cell table:style-name="Table18.B2" office:value-type="date" office:date-value="2011-05-18">
            <text:p text:style-name="Table_20_Contents">18-May-2011</text:p>
          </table:table-cell>
          <table:table-cell table:style-name="Table18.A2" office:value-type="string">
            <text:p text:style-name="Table_20_Contents">JXC</text:p>
          </table:table-cell>
          <table:table-cell table:style-name="Table18.D2" office:value-type="string">
            <text:p text:style-name="Table_20_Contents">Improved Drupal6 group determination.</text:p>
          </table:table-cell>
        </table:table-row>
        <table:table-row>
          <table:table-cell table:style-name="Table18.A17" office:value-type="float" office:value="0">
            <text:p text:style-name="Table_20_Contents">4.2.0</text:p>
          </table:table-cell>
          <table:table-cell table:style-name="Table18.B2" office:value-type="date" office:date-value="2011-05-24">
            <text:p text:style-name="Table_20_Contents">24-May-2011</text:p>
          </table:table-cell>
          <table:table-cell table:style-name="Table18.A2" office:value-type="string">
            <text:p text:style-name="Table_20_Contents">JXC</text:p>
          </table:table-cell>
          <table:table-cell table:style-name="Table18.D2" office:value-type="string">
            <text:p text:style-name="Table_20_Contents">Login module configuration is now optional.</text:p>
          </table:table-cell>
        </table:table-row>
        <table:table-row>
          <table:table-cell table:style-name="Table18.A17" office:value-type="float" office:value="0">
            <text:p text:style-name="Table_20_Contents">4.2.4</text:p>
          </table:table-cell>
          <table:table-cell table:style-name="Table18.B2" office:value-type="date" office:date-value="2011-06-13">
            <text:p text:style-name="Table_20_Contents">13-Jun-2011</text:p>
          </table:table-cell>
          <table:table-cell table:style-name="Table18.A2" office:value-type="string">
            <text:p text:style-name="Table_20_Contents">JXC</text:p>
          </table:table-cell>
          <table:table-cell table:style-name="Table18.D2" office:value-type="string">
            <text:p text:style-name="Table_20_Contents">Add “no_password” option to ActiveDirectory module.</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83172607" text:style-name="L1">
        <text:list-item>
          <text:p text:style-name="P67">Rich Internet Application. <text:s/>Ajax (XML or JSON) requests and responses.</text:p>
        </text:list-item>
        <text:list-item>
          <text:p text:style-name="P67">JARVIS</text:p>
        </text:list-item>
        <text:list-item>
          <text:p text:style-name="P67">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344393645" text:style-name="L2">
        <text:list-item>
          <text:p text:style-name="P69">Secure: </text:p>
          <text:list>
            <text:list-item>
              <text:p text:style-name="P68">Jarvis can run over https. <text:s/></text:p>
            </text:list-item>
            <text:list-item>
              <text:p text:style-name="P68">Jarvis uses single-login and CGI cookies to maintain authenticated sessions. <text:s/></text:p>
            </text:list-item>
            <text:list-item>
              <text:p text:style-name="P68">Jarvis uses parameterized statements to prevent against SQL injection. </text:p>
            </text:list-item>
            <text:list-item>
              <text:p text:style-name="P68">Jarvis provides group-based access control.</text:p>
            </text:list-item>
          </text:list>
        </text:list-item>
        <text:list-item>
          <text:p text:style-name="P69">Extensible:</text:p>
          <text:list>
            <text:list-item>
              <text:p text:style-name="P71">Jarvis provides independent “datasets”, defined as simple XML files containing SQL.</text:p>
            </text:list-item>
            <text:list-item>
              <text:p text:style-name="P71">Jarvis provides configurable “exec” extensions (e.g. running Jasper reports).</text:p>
            </text:list-item>
            <text:list-item>
              <text:p text:style-name="P71">Jarvis provides a “plugin” mechanism for adding custom Perl modules.</text:p>
            </text:list-item>
          </text:list>
        </text:list-item>
        <text:list-item>
          <text:p text:style-name="P69">Standards-Based:</text:p>
          <text:list>
            <text:list-item>
              <text:p text:style-name="P71">Jarvis is based on XML, JSON, http/s and REST.</text:p>
            </text:list-item>
          </text:list>
        </text:list-item>
        <text:list-item>
          <text:p text:style-name="P69">Reasonably Efficient:</text:p>
          <text:list>
            <text:list-item>
              <text:p text:style-name="P71">Jarvis is “plenty fast enough”. <text:s/></text:p>
            </text:list-item>
            <text:list-item>
              <text:p text:style-name="P71">Jarvis is written in a scripted language as many back end services are.</text:p>
            </text:list-item>
            <text:list-item>
              <text:p text:style-name="P71">Jarvis doesn't cache database connections. <text:s/>This may be a future enhancement.</text:p>
            </text:list-item>
          </text:list>
        </text:list-item>
      </text:list>
      <text:p text:style-name="P24">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6">Jarvis is distributed in the hope that it will be useful, but WITHOUT ANY WARRANTY; without even the implied warranty of MERCHANTABILITY or FITNESS FOR A PARTICULAR PURPOSE. <text:s/>See the GNU General Public License for more details.</text:p>
      <text:p text:style-name="P46">You should have received a copy of the GNU Lesser General Public License along with Jarvis. <text:s/>If not, see &lt;http://www.gnu.org/licenses/&gt;.</text:p>
      <text:p text:style-name="P46">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23" text:outline-level="1">Installation</text:h>
      <text:h text:style-name="Heading_20_2" text:outline-level="2">Unpacking</text:h>
      <text:p text:style-name="Text_20_body">Install the appropriate package for your system. <text:s/>The following directory tree should be created. <text:s/>Paths are given for Debian, and for "other" systems.</text:p>
      <table:table table:name="Table1" table:style-name="Table1">
        <table:table-column table:style-name="Table1.A"/>
        <table:table-column table:style-name="Table1.B"/>
        <table:table-row>
          <table:table-cell table:style-name="Table1.A1" office:value-type="string">
            <text:p text:style-name="P13">Path</text:p>
          </table:table-cell>
          <table:table-cell table:style-name="Table1.B1" office:value-type="string">
            <text:p text:style-name="P13">Notes</text:p>
          </table:table-cell>
        </table:table-row>
        <table:table-row>
          <table:table-cell table:style-name="Table1.A2" office:value-type="string">
            <text:p text:style-name="Table_20_Contents">Debian:</text:p>
            <text:p text:style-name="P13">/usr/share/jarvis/cgi-bin</text:p>
            <text:p text:style-name="Table_20_Contents"/>
            <text:p text:style-name="Table_20_Contents">Other:</text:p>
            <text:p text:style-name="P13">/opt/jarvis/cgi-bin</text:p>
          </table:table-cell>
          <table:table-cell table:style-name="Table1.B2"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1.A2" office:value-type="string">
            <text:p text:style-name="Table_20_Contents">Debian:</text:p>
            <text:p text:style-name="P13">/usr/share/jarvis/demo</text:p>
            <text:p text:style-name="Table_20_Contents"/>
            <text:p text:style-name="Table_20_Contents">Other:</text:p>
            <text:p text:style-name="P13">/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Debian:</text:p>
            <text:p text:style-name="P13">/usr/share/doc/jarvis</text:p>
            <text:p text:style-name="P13"/>
            <text:p text:style-name="P20">Other:</text:p>
            <text:p text:style-name="P13">/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Debian:</text:p>
            <text:p text:style-name="P13">/usr/share/jarvis/etc</text:p>
            <text:p text:style-name="P20"/>
            <text:p text:style-name="P20">Other:</text:p>
            <text:p text:style-name="P13">/opt/jarvis/etc</text:p>
          </table:table-cell>
          <table:table-cell table:style-name="Table1.B2" office:value-type="string">
            <text:p text:style-name="Table_20_Contents">Your application top-level configuration XML file will go here. <text:s/>Under Linux/Unix you will typically soft link to your application directory.</text:p>
            <text:p text:style-name="Table_20_Contents"/>
            <text:p text:style-name="Table_20_Contents">Apache configuration files are also placed here.</text:p>
          </table:table-cell>
        </table:table-row>
        <table:table-row>
          <table:table-cell table:style-name="Table1.A2" office:value-type="string">
            <text:p text:style-name="Table_20_Contents">Debian:</text:p>
            <text:p text:style-name="P13">/usr/share/jarvis/htdocs</text:p>
            <text:p text:style-name="P20"/>
            <text:p text:style-name="P20">Other:</text:p>
            <text:p text:style-name="P13">/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Debian:</text:p>
            <text:p text:style-name="P13">/usr/share/jarvis/lib</text:p>
            <text:p text:style-name="Table_20_Contents"/>
            <text:p text:style-name="P20">Other:</text:p>
            <text:p text:style-name="P13">/opt/jarvis/lib</text:p>
          </table:table-cell>
          <table:table-cell table:style-name="Table1.B2" office:value-type="string">
            <text:p text:style-name="Table_20_Contents">This contains the majority of the Jarvis functionality as a set of Perl modules.</text:p>
          </table:table-cell>
        </table:table-row>
        <table:table-row>
          <table:table-cell table:style-name="Table1.A2" office:value-type="string">
            <text:p text:style-name="Table_20_Contents">Debian-Only:</text:p>
            <text:p text:style-name="P13">/var/lib/jarvis</text:p>
          </table:table-cell>
          <table:table-cell table:style-name="Table1.B2" office:value-type="string">
            <text:p text:style-name="Table_20_Contents">Working directory for SQLite database files for Tracker and Demo applications, also recommended location for CGI session fi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text:soft-page-break/>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Apache2 Configuration – Without mod_perl</text:h>
      <text:p text:style-name="P36">If performance is not a significant factor, you can simply run Jarvis as a CGI script without using mod_perl. <text:s/>Add the following lines to your server configuration.</text:p>
      <text:p text:style-name="P36">Note: When installing the Debian package, this setup is done automatically.</text:p>
      <text:p text:style-name="P38">For Debian:</text:p>
      <text:p text:style-name="P6">ScriptAlias /jarvis-agent "/usr/share/jarvis/cgi-bin/agent.pl"</text:p>
      <text:p text:style-name="P50">Alias /jarvis/ "/usr/share/jarvis/htdocs/"</text:p>
      <text:p text:style-name="P36"/>
      <text:p text:style-name="P38">For Other Systems:</text:p>
      <text:p text:style-name="P6">ScriptAlias /jarvis-agent "/opt/jarvis/cgi-bin/agent.pl"</text:p>
      <text:p text:style-name="P50">Alias /jarvis/ "/opt/jarvis/htdocs/"</text:p>
      <text:p text:style-name="P36"/>
      <text:p text:style-name="P36">These lines are contained in the supplied "apache/jarvis.conf" file. <text:s/>Under Linux you can generally copy or soft-link this file into the /etc/apache2/conf.d directory.</text:p>
      <text:h text:style-name="Heading_20_2" text:outline-level="2">Apache2 Configuration – With mod_perl</text:h>
      <text:p text:style-name="P36">Jarvis supports the Apache mod_perl mechanism. <text:s/>Without mod_perl, the webserver must compile and execute the Perl code for each request. <text:s/>Equally, without mod_perl, a new database connection must be made for each request.</text:p>
      <text:p text:style-name="P36">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61">Once mod_perl is configured and available, add the following lines to your server configuration.</text:p>
      <text:p text:style-name="P61"><text:soft-page-break/>Note: When installing the Debian package, this setup is done automatically.</text:p>
      <text:p text:style-name="P62">For Debian:</text:p>
      <text:p text:style-name="P6">PerlRequire /etc/jarvis/apache/startup.pl</text:p>
      <text:p text:style-name="P50">&lt;Location ~ "/jarvis-agent/.*"&gt;</text:p>
      <text:p text:style-name="P50"><text:s text:c="4"/>SetHandler perl-script</text:p>
      <text:p text:style-name="P50"><text:s text:c="4"/>PerlResponseHandler Jarvis::Agent</text:p>
      <text:p text:style-name="P50">&lt;/Location&gt;</text:p>
      <text:p text:style-name="P50"/>
      <text:p text:style-name="P50">Alias /jarvis/ "/usr/share/jarvis/htdocs/"</text:p>
      <text:p text:style-name="Text_20_body"/>
      <text:p text:style-name="P37">For Other Systems:</text:p>
      <text:p text:style-name="P6">PerlRequire /opt/jarvis/etc/apache/startup.pl</text:p>
      <text:p text:style-name="P50">&lt;Location ~ "/jarvis-agent/.*"&gt;</text:p>
      <text:p text:style-name="P50"><text:s text:c="4"/>SetHandler perl-script</text:p>
      <text:p text:style-name="P50"><text:s text:c="4"/>PerlResponseHandler Jarvis::Agent</text:p>
      <text:p text:style-name="P50">&lt;/Location&gt;</text:p>
      <text:p text:style-name="P50"/>
      <text:p text:style-name="P50">Alias /jarvis/ "/opt/jarvis/htdocs/"</text:p>
      <text:p text:style-name="Text_20_body"/>
      <text:p text:style-name="P36">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2"><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Relocating Jarvis</text:h>
      <text:p text:style-name="Text_20_body">This example shows Jarvis installed into the default locations. <text:s/>If you install jarvis into another location, then you must change the Jarvis installation path in the following locations:</text:p>
      <text:list xml:id="list1991544879" text:style-name="L3">
        <text:list-item>
          <text:p text:style-name="P70">Modify the Apache configuration (as described above).</text:p>
        </text:list-item>
        <text:list-item>
          <text:p text:style-name="P70">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h text:style-name="Heading_20_2" text:outline-level="2"><text:soft-page-break/>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23"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017396069" text:style-name="L4">
        <text:list-item>
          <text:p text:style-name="P77">The database connection(s).</text:p>
        </text:list-item>
        <text:list-item>
          <text:p text:style-name="P77">The username/group list.</text:p>
        </text:list-item>
        <text:list-item>
          <text:p text:style-name="P77">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oft-page-break/><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s text:c="8"/>&lt;exec dataset="sample" access="*" </text:p>
      <text:p text:style-name="Code"><text:s text:c="12"/>command="/path/to/program" </text:p>
      <text:p text:style-name="Code"><text:s text:c="12"/>add_headers="yes" filename_parameter="filename"/&gt;</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5">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1"><text:soft-page-break/>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7">This determines the default returned format. <text:s/>Specify “json”, “xml” or “csv”. </text:p>
      <text:list xml:id="list1422888673" text:style-name="L5">
        <text:list-item>
          <text:p text:style-name="P78">This may be over-ridden a per-request basis with the CGI parameter “format”.</text:p>
        </text:list-item>
        <text:list-item>
          <text:p text:style-name="P78">This does not affect the content format for submitting changes. <text:s/>That is specified using the content-type header.</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1237767619" text:style-name="L6">
        <text:list-item>
          <text:p text:style-name="P79">All client-submitted request body.</text:p>
        </text:list-item>
        <text:list-item>
          <text:p text:style-name="P79">All returned XML/JSON/CSV content.</text:p>
        </text:list-item>
        <text:list-item>
          <text:p text:style-name="P79">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H</text:p>
          </table:table-cell>
          <table:table-cell table:style-name="Table20.B2" office:value-type="string">
            <text:p text:style-name="Table_20_Contents">High Resolution Timestamp providing time up to microseconds, e.g. “Mon Jul 06 09:41:33.072831 2009”.</text:p>
            <text:p text:style-name="Table_20_Contents">Accuracy is restricted by sytem clock.</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ext:soft-page-break/>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1">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750880836" text:style-name="L7">
        <text:list-item>
          <text:p text:style-name="P80">Extract ALL records from the database query.</text:p>
        </text:list-item>
        <text:list-item>
          <text:p text:style-name="P80">Slice out and return only those rows specified by the page parameters. <text:s/>E.g start = 50, limit = 25 means return rows with zero-based indexes 50-74.</text:p>
        </text:list-item>
        <text:list-item>
          <text:p text:style-name="P80">Return “fetched” as the total number of all rows read from the database query.</text:p>
        </text:list-item>
        <text:list-item>
          <text:p text:style-name="P80">Return “returned” as the number of data rows from the sliced page.</text:p>
        </text:list-item>
        <text:list-item>
          <text:p text:style-name="P80">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995853877" text:continue-numbering="true" text:style-name="L7">
        <text:list-item>
          <text:p text:style-name="P80">Extract ALL records from the database query in the default query sort order.</text:p>
        </text:list-item>
        <text:list-item>
          <text:p text:style-name="P80">Use Perl “cmp” alphabetical sorting either ascending or descending.</text:p>
        </text:list-item>
        <text:list-item>
          <text:p text:style-name="P80">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text:soft-page-break/>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1273089834" text:style-name="L8">
        <text:list-item>
          <text:p text:style-name="P81">All dataset definitions must be contained within XML files contained in or below the single directory path specified by the “dataset_dir” parameter.</text:p>
        </text:list-item>
        <text:list-item>
          <text:p text:style-name="P81">All dataset files must have the suffix “.xml”.</text:p>
        </text:list-item>
        <text:list-item>
          <text:p text:style-name="P81">The “.xml” suffix must not be included in the dataset name as provided by the client, it will always be added by Jarvis.</text:p>
        </text:list-item>
        <text:list-item>
          <text:p text:style-name="P81">The dataset name specified by the client must consist only of characters from the following list: “a-z”, “A-Z”, “0-9”, “_” (underscore), “-” (hyphen) and “.” (dot).</text:p>
        </text:list-item>
        <text:list-item>
          <text:p text:style-name="P81">A “.” (dot) character in the dataset name is interpreted as a directory separator by Jarvis. <text:s/>On Unix-based systems this is a forward-slash. <text:s/>On Windows-based systems, Perl will translate the forward slash into a backslash.</text:p>
        </text:list-item>
        <text:list-item>
          <text:p text:style-name="P81">A dataset name specified by the client may not start or end with a dot.</text:p>
        </text:list-item>
      </text:list>
      <text:p text:style-name="P7">Consider the following examples for &lt;dataset_dir&gt;/path/to/dataset&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path/to/dataset/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path/to/dataset/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path/to/dataset/myset/xml.xml</text:p>
          </table:table-cell>
        </table:table-row>
      </table:table>
      <text:p text:style-name="P21">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p>
      <text:p text:style-name="Text_20_body">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text:soft-page-break/>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25">Every application must have a login module defined. <text:s/>Jarvis offers half a dozen login modules to handle commonly used situations. <text:s text:c="2"/>You can easily add your own by copying and modifying the supplied defaults.</text:p>
      <text:p text:style-name="P25">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2" office:value-type="string">
            <text:p text:style-name="Table_20_Contents">name</text:p>
          </table:table-cell>
          <table:table-cell table:style-name="Table3.A2" office:value-type="string">
            <text:p text:style-name="Table_20_Contents">default</text:p>
          </table:table-cell>
          <table:table-cell table:style-name="Table3.C2" office:value-type="string">
            <text:p text:style-name="Table_20_Contents">For a single database connection, the default name of “default” is fine. <text:s/>If your application wishes to use more than one connection, use this field to ensure the names are unique.</text:p>
          </table:table-cell>
        </table:table-row>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 <text:s/>See the DBI documentation.</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21">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908308727" text:style-name="L9">
        <text:list-item>
          <text:p text:style-name="P82">dbi:Pg:&lt;database-handle&gt; (Postgres)</text:p>
        </text:list-item>
        <text:list-item>
          <text:p text:style-name="P82">dbi:Sybase:server=&lt;ip-address-or-name&gt; (SQL Server)</text:p>
        </text:list-item>
      </text:list>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687799514" text:style-name="L10">
              <text:list-item>
                <text:p text:style-name="P124">cookie <text:s text:c="2"/>- Look in the cookie (as per the 'cookie' attribute).</text:p>
              </text:list-item>
              <text:list-item>
                <text:p text:style-name="P124">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1">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1">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39">This is a key point. <text:s/>If the login settings you are using requires a username and/or password then in general a &lt;sessiondb&gt; is recommended.</text:p>
          </table:table-cell>
        </table:table-row>
        <text:soft-page-break/>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1">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189775155" text:style-name="L11">
        <text:list-item>
          <text:p text:style-name="P83">Cookie-only based authentication. <text:s/>The default approach to session management is for Jarvis to store session ID's in a HTTP cookie. This cookie is returned to the client with every successful request to Jarvis. This approach:</text:p>
          <text:list>
            <text:list-item>
              <text:p text:style-name="P83">Requires no specific support by client applications. Web browsers will transfer the cookie automatically with every request.</text:p>
            </text:list-item>
            <text:list-item>
              <text:p text:style-name="P83">Allows web-browser applications to have the same session across all open windows. E.g. this allows users to open many browser tabs/windows into the application, and all of these will use the same session ID. </text:p>
            </text:list-item>
            <text:list-item>
              <text:p text:style-name="P83">Allows users to, within the session timeout, re-access web based systems without retyping their username/password.</text:p>
            </text:list-item>
          </text:list>
        </text:list-item>
        <text:list-item>
          <text:p text:style-name="P83">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83">Without explicit support in the application to manage and support it, each new window or tab opened for a web-based application will require the user to log back into the application. In many situations this is highly undesirable.</text:p>
            </text:list-item>
            <text:list-item>
              <text:p text:style-name="P83">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83">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83">Jarvis will look for the URL parameter holding the SID, but if not found, look for the cookie.</text:p>
            </text:list-item>
            <text:list-item>
              <text:p text:style-name="P83"><text:soft-page-break/>The client system can by default use cookie based SIDs, and then, when necessary (e.g. when the user wants a secondary login to the application), switch to using URL based SIDs.</text:p>
            </text:list-item>
            <text:list-item>
              <text:p text:style-name="P83">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463733457" text:style-name="L12">
        <text:list-item>
          <text:p text:style-name="P84"><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84"><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84"><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23"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1649196479" text:style-name="L13">
        <text:list-item>
          <text:p text:style-name="P107">ActiveDirectory.pm</text:p>
        </text:list-item>
        <text:list-item>
          <text:p text:style-name="P111">BasicAuth.pm</text:p>
        </text:list-item>
        <text:list-item>
          <text:p text:style-name="P111">Database.pm</text:p>
        </text:list-item>
        <text:list-item>
          <text:p text:style-name="P111">Adempiere.pm</text:p>
        </text:list-item>
        <text:list-item>
          <text:p text:style-name="P111">Drupal6.pm</text:p>
        </text:list-item>
        <text:list-item>
          <text:p text:style-name="P111">None.pm</text:p>
        </text:list-item>
        <text:list-item>
          <text:p text:style-name="P85">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2" office:value-type="string">
            <text:p text:style-name="P15">module</text:p>
          </table:table-cell>
          <table:table-cell table:style-name="Table32.A2" office:value-type="string">
            <text:p text:style-name="P15">&lt;none&gt;</text:p>
          </table:table-cell>
          <table:table-cell table:style-name="Table32.C2" office:value-type="string">
            <text:p text:style-name="P15">Full name of the module to load, e.g. Jarvis::Login::None.</text:p>
          </table:table-cell>
        </table:table-row>
        <table:table-row table:style-name="Table32.1">
          <table:table-cell table:style-name="Table32.A2" office:value-type="string">
            <text:p text:style-name="P15">lib</text:p>
          </table:table-cell>
          <table:table-cell table:style-name="Table32.A2" office:value-type="string">
            <text:p text:style-name="P15">&lt;none&gt;</text:p>
          </table:table-cell>
          <table:table-cell table:style-name="Table32.C2" office:value-type="string">
            <text:p text:style-name="P15">Optional base library directory in which to find the module. <text:s/>Note that the "default_libs" are also searched.</text:p>
          </table:table-cell>
        </table:table-row>
        <table:table-row table:style-name="Table32.1">
          <table:table-cell table:style-name="Table32.A2" office:value-type="string">
            <text:p text:style-name="P15">parameter</text:p>
          </table:table-cell>
          <table:table-cell table:style-name="Table32.A2" office:value-type="string">
            <text:p text:style-name="P15">&lt;none&gt;</text:p>
          </table:table-cell>
          <table:table-cell table:style-name="Table32.C2" office:value-type="string">
            <text:p text:style-name="P15">One or more sub-parameters with "name" and "value" attributes.</text:p>
          </table:table-cell>
        </table:table-row>
        <table:table-row table:style-name="Table32.1">
          <table:table-cell table:style-name="Table32.A2" office:value-type="string">
            <text:p text:style-name="P15">require-post</text:p>
          </table:table-cell>
          <table:table-cell table:style-name="Table32.A2" office:value-type="string">
            <text:p text:style-name="P15">no</text:p>
          </table:table-cell>
          <table:table-cell table:style-name="Table32.C2" office:value-type="string">
            <text:p text:style-name="P15">If true, prevent usage of URL parameters username/password for login purposes.</text:p>
          </table:table-cell>
        </table:table-row>
      </table:table>
      <text:p text:style-name="Text_20_body"/>
      <text:p text:style-name="Text_20_body">Setting require-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7"><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2" office:value-type="string">
            <text:p text:style-name="P15">server</text:p>
          </table:table-cell>
          <table:table-cell table:style-name="Table8.A2" office:value-type="string">
            <text:p text:style-name="P15">&lt;none&gt;</text:p>
          </table:table-cell>
          <table:table-cell table:style-name="Table8.C2" office:value-type="string">
            <text:p text:style-name="P15">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5">port</text:p>
          </table:table-cell>
          <table:table-cell table:style-name="Table8.A2" office:value-type="string">
            <text:p text:style-name="P15">389</text:p>
          </table:table-cell>
          <table:table-cell table:style-name="Table8.C2" office:value-type="string">
            <text:p text:style-name="P15">IP port number.</text:p>
          </table:table-cell>
        </table:table-row>
        <table:table-row table:style-name="Table8.1">
          <table:table-cell table:style-name="Table8.A2" office:value-type="string">
            <text:p text:style-name="P15">bind_username</text:p>
          </table:table-cell>
          <table:table-cell table:style-name="Table8.A2" office:value-type="string">
            <text:p text:style-name="P15">''</text:p>
          </table:table-cell>
          <table:table-cell table:style-name="Table8.C2" office:value-type="string">
            <text:p text:style-name="P15">The username to be specified at the bind attempt.</text:p>
          </table:table-cell>
        </table:table-row>
        <table:table-row table:style-name="Table8.1">
          <table:table-cell table:style-name="Table8.A2" office:value-type="string">
            <text:p text:style-name="P15">bind_password</text:p>
          </table:table-cell>
          <table:table-cell table:style-name="Table8.A2" office:value-type="string">
            <text:p text:style-name="P15">''</text:p>
          </table:table-cell>
          <table:table-cell table:style-name="Table8.C2" office:value-type="string">
            <text:p text:style-name="P15">The password to be specified at the bind attempt.</text:p>
          </table:table-cell>
        </table:table-row>
        <table:table-row table:style-name="Table8.1">
          <table:table-cell table:style-name="Table8.A2" office:value-type="string">
            <text:p text:style-name="P15">base_object</text:p>
          </table:table-cell>
          <table:table-cell table:style-name="Table8.A2" office:value-type="string">
            <text:p text:style-name="P15">&lt;none&gt;</text:p>
          </table:table-cell>
          <table:table-cell table:style-name="Table8.C2" office:value-type="string">
            <text:p text:style-name="P15">The base object to be specified in the search request. <text:s/>Mandatory.</text:p>
          </table:table-cell>
        </table:table-row>
        <table:table-row table:style-name="Table8.1">
          <table:table-cell table:style-name="Table8.A2" office:value-type="string">
            <text:p text:style-name="P15">no_password</text:p>
          </table:table-cell>
          <table:table-cell table:style-name="Table8.B7" office:value-type="float" office:value="0">
            <text:p text:style-name="P15">0</text:p>
          </table:table-cell>
          <table:table-cell table:style-name="Table8.C2" office:value-type="string">
            <text:p text:style-name="P15">If set true, the module will skip the password checking.</text:p>
          </table:table-cell>
        </table:table-row>
      </table:table>
      <text:p text:style-name="P21">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7"><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2" office:value-type="string">
            <text:p text:style-name="P15">require_https</text:p>
          </table:table-cell>
          <table:table-cell table:style-name="Table9.A2" office:value-type="string">
            <text:p text:style-name="P15">no</text:p>
          </table:table-cell>
          <table:table-cell table:style-name="Table9.C2" office:value-type="string">
            <text:p text:style-name="P15">If “yes” then we require the connection to be HTTPS not HTTP.</text:p>
          </table:table-cell>
        </table:table-row>
        <table:table-row table:style-name="Table9.1">
          <table:table-cell table:style-name="Table9.A2" office:value-type="string">
            <text:p text:style-name="P15">remote_ip</text:p>
          </table:table-cell>
          <table:table-cell table:style-name="Table9.A2" office:value-type="string">
            <text:p text:style-name="P15">&lt;none&gt;</text:p>
          </table:table-cell>
          <table:table-cell table:style-name="Table9.C2" office:value-type="string">
            <text:p text:style-name="P15">If specified, this is a comma-separated list if IP addresses, one of which must be an exact match on the user's IP address.</text:p>
          </table:table-cell>
        </table:table-row>
        <table:table-row table:style-name="Table9.1">
          <table:table-cell table:style-name="Table9.A2" office:value-type="string">
            <text:p text:style-name="P15">remote_user</text:p>
          </table:table-cell>
          <table:table-cell table:style-name="Table9.A2" office:value-type="string">
            <text:p text:style-name="P15">&lt;none&gt;</text:p>
          </table:table-cell>
          <table:table-cell table:style-name="Table9.C2" office:value-type="string">
            <text:p text:style-name="P1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5">username</text:p>
          </table:table-cell>
          <table:table-cell table:style-name="Table9.A2" office:value-type="string">
            <text:p text:style-name="P15">&lt;none&gt;</text:p>
          </table:table-cell>
          <table:table-cell table:style-name="Table9.C2" office:value-type="string">
            <text:p text:style-name="P15">Jarvis username which the user will be granted. <text:s/>If not specified, the name passed from Apache BasicAuth will be used.</text:p>
          </table:table-cell>
        </table:table-row>
        <table:table-row table:style-name="Table9.1">
          <table:table-cell table:style-name="Table9.A2" office:value-type="string">
            <text:p text:style-name="P15">group_list</text:p>
          </table:table-cell>
          <table:table-cell table:style-name="Table9.A2" office:value-type="string">
            <text:p text:style-name="P15">&lt;none&gt;</text:p>
          </table:table-cell>
          <table:table-cell table:style-name="Table9.C2" office:value-type="string">
            <text:p text:style-name="P15">This is the comma-separated Jarvis group list to grant to this user. <text:s/>If not specified, then a single group with name identical to the assigned Jarvis username will be used.</text:p>
          </table:table-cell>
        </table:table-row>
      </table:table>
      <text:p text:style-name="P21">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5">dbname</text:p>
          </table:table-cell>
          <table:table-cell table:style-name="Table10.A2" office:value-type="string">
            <text:p text:style-name="P15">default</text:p>
          </table:table-cell>
          <table:table-cell table:style-name="Table10.C2" office:value-type="string">
            <text:p text:style-name="P15">The name of the database connection to use. <text:s/>Default = “default”.</text:p>
          </table:table-cell>
        </table:table-row>
        <table:table-row table:style-name="Table10.1">
          <table:table-cell table:style-name="Table10.A3" office:value-type="string">
            <text:p text:style-name="P15">user_table</text:p>
          </table:table-cell>
          <table:table-cell table:style-name="Table10.A3" office:value-type="string">
            <text:p text:style-name="P15">&lt;none&gt;</text:p>
          </table:table-cell>
          <table:table-cell table:style-name="Table10.C3" office:value-type="string">
            <text:p text:style-name="P15">Name of the database table containing username and password columns. <text:s/>Mandatory.</text:p>
          </table:table-cell>
        </table:table-row>
        <text:soft-page-break/>
        <table:table-row table:style-name="Table10.1">
          <table:table-cell table:style-name="Table10.A3" office:value-type="string">
            <text:p text:style-name="P15">user_id_column</text:p>
          </table:table-cell>
          <table:table-cell table:style-name="Table10.A3" office:value-type="string">
            <text:p text:style-name="P15">&lt;none&gt;</text:p>
          </table:table-cell>
          <table:table-cell table:style-name="Table10.C3" office:value-type="string">
            <text:p text:style-name="P15">Name of username ID column. <text:s/>Optional.</text:p>
          </table:table-cell>
        </table:table-row>
        <table:table-row table:style-name="Table10.1">
          <table:table-cell table:style-name="Table10.A3" office:value-type="string">
            <text:p text:style-name="P15">user_username_column</text:p>
          </table:table-cell>
          <table:table-cell table:style-name="Table10.A3" office:value-type="string">
            <text:p text:style-name="P15">&lt;none&gt;</text:p>
          </table:table-cell>
          <table:table-cell table:style-name="Table10.C3" office:value-type="string">
            <text:p text:style-name="P15">Name of the username column. <text:s/>Mandatory.</text:p>
          </table:table-cell>
        </table:table-row>
        <table:table-row table:style-name="Table10.1">
          <table:table-cell table:style-name="Table10.A3" office:value-type="string">
            <text:p text:style-name="P15">user_password_column</text:p>
          </table:table-cell>
          <table:table-cell table:style-name="Table10.A3" office:value-type="string">
            <text:p text:style-name="P15">&lt;none&gt;</text:p>
          </table:table-cell>
          <table:table-cell table:style-name="Table10.C3" office:value-type="string">
            <text:p text:style-name="P15">Name of the password column. <text:s/>Mandatory.</text:p>
          </table:table-cell>
        </table:table-row>
        <table:table-row table:style-name="Table10.1">
          <table:table-cell table:style-name="Table10.A3" office:value-type="string">
            <text:p text:style-name="P15">group_table</text:p>
          </table:table-cell>
          <table:table-cell table:style-name="Table10.A3" office:value-type="string">
            <text:p text:style-name="P15">&lt;none&gt;</text:p>
          </table:table-cell>
          <table:table-cell table:style-name="Table10.C3" office:value-type="string">
            <text:p text:style-name="P15">Optional group table containing username/group pairs.</text:p>
          </table:table-cell>
        </table:table-row>
        <table:table-row table:style-name="Table10.1">
          <table:table-cell table:style-name="Table10.A3" office:value-type="string">
            <text:p text:style-name="P15">group_username_column</text:p>
          </table:table-cell>
          <table:table-cell table:style-name="Table10.A3" office:value-type="string">
            <text:p text:style-name="P15">&lt;none&gt;</text:p>
          </table:table-cell>
          <table:table-cell table:style-name="Table10.C3" office:value-type="string">
            <text:p text:style-name="P15">Name of the username column in the group table.</text:p>
          </table:table-cell>
        </table:table-row>
        <table:table-row table:style-name="Table10.1">
          <table:table-cell table:style-name="Table10.A3" office:value-type="string">
            <text:p text:style-name="P15">group_group_column</text:p>
          </table:table-cell>
          <table:table-cell table:style-name="Table10.A3" office:value-type="string">
            <text:p text:style-name="P15">&lt;none&gt;</text:p>
          </table:table-cell>
          <table:table-cell table:style-name="Table10.C3" office:value-type="string">
            <text:p text:style-name="P15">Name of the group name column in the group table.</text:p>
          </table:table-cell>
        </table:table-row>
        <table:table-row table:style-name="Table10.1">
          <table:table-cell table:style-name="Table10.A3" office:value-type="string">
            <text:p text:style-name="P15">encryption</text:p>
          </table:table-cell>
          <table:table-cell table:style-name="Table10.A3" office:value-type="string">
            <text:p text:style-name="P15">none</text:p>
          </table:table-cell>
          <table:table-cell table:style-name="Table10.C3" office:value-type="string">
            <text:p text:style-name="P15">Specifies the encyption method for the password. This can be one of:</text:p>
            <text:list xml:id="list288178778" text:style-name="L14">
              <text:list-item>
                <text:p text:style-name="P125">none – no encryption.</text:p>
              </text:list-item>
              <text:list-item>
                <text:p text:style-name="P125">md5 <text:s/>- the md5 hash algorithm is used, with optional salt.</text:p>
              </text:list-item>
              <text:list-item>
                <text:p text:style-name="P125">eksblowfish – the Eksblowfish encryption algorithm is used. Salt is hard coded to 16.</text:p>
              </text:list-item>
            </text:list>
            <text:p text:style-name="P15"/>
            <text:p text:style-name="P13"><text:span text:style-name="T8">Note: </text:span><text:span text:style-name="T3">it is strongly suggested that eksblowfish is used, for reasons outlined here:</text:span></text:p>
            <text:p text:style-name="P19"/>
            <text:p text:style-name="P13"><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3" office:value-type="string">
            <text:p text:style-name="P15">salt_prefix_len</text:p>
          </table:table-cell>
          <table:table-cell table:style-name="Table10.A3" office:value-type="string">
            <text:p text:style-name="P15">0</text:p>
          </table:table-cell>
          <table:table-cell table:style-name="Table10.C3" office:value-type="string">
            <text:p text:style-name="P15">If configured to a value &gt; 0, then encrypted passwords are encoded with a salt prefix to hamper dictionary attacks. Currently only necessary for the 'md5' encryption method.</text:p>
            <text:p text:style-name="P15"/>
            <text:p text:style-name="P15">For MD5, the hex-encoded MD5 hash value is expected to be prefixed by exactly this number of ASCII salt characters. <text:s/>The salt characters are pre-pended to the user-supplied password before generating the MD5 hash.</text:p>
          </table:table-cell>
        </table:table-row>
      </table:table>
      <text:p text:style-name="P21">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8">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601629911" text:style-name="L15">
        <text:list-item>
          <text:p text:style-name="P108">ad_user</text:p>
        </text:list-item>
        <text:list-item>
          <text:p text:style-name="P112">ad_user_roles</text:p>
        </text:list-item>
        <text:list-item>
          <text:p text:style-name="P112">ad_role</text:p>
        </text:list-item>
        <text:list-item>
          <text:p text:style-name="P86"><text:soft-page-break/>ad_window_access</text:p>
        </text:list-item>
        <text:list-item>
          <text:p text:style-name="P86">ad_process</text:p>
        </text:list-item>
        <text:list-item>
          <text:p text:style-name="P86">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5">dbname</text:p>
          </table:table-cell>
          <table:table-cell table:style-name="Table27.A2" office:value-type="string">
            <text:p text:style-name="P15">default</text:p>
          </table:table-cell>
          <table:table-cell table:style-name="Table27.C2" office:value-type="string">
            <text:p text:style-name="P15">The name of the database connection to use. <text:s/>Default = “default”.</text:p>
          </table:table-cell>
        </table:table-row>
        <table:table-row table:style-name="Table27.1">
          <table:table-cell table:style-name="Table27.A3" office:value-type="string">
            <text:p text:style-name="P15">client_name</text:p>
          </table:table-cell>
          <table:table-cell table:style-name="Table27.A3" office:value-type="string">
            <text:p text:style-name="P15">&lt;none&gt;</text:p>
          </table:table-cell>
          <table:table-cell table:style-name="Table27.C3" office:value-type="string">
            <text:p text:style-name="P15">Name of the single Adempiere client (table ad_client) for whom we allow login via this method. <text:s/>Mandatory.</text:p>
          </table:table-cell>
        </table:table-row>
        <table:table-row table:style-name="Table27.1">
          <table:table-cell table:style-name="Table27.A3" office:value-type="string">
            <text:p text:style-name="P15">org_name</text:p>
          </table:table-cell>
          <table:table-cell table:style-name="Table27.A3" office:value-type="string">
            <text:p text:style-name="P15">&lt;none&gt;</text:p>
          </table:table-cell>
          <table:table-cell table:style-name="Table27.C3" office:value-type="string">
            <text:p text:style-name="P15">Name of the single Adempiere organization (table ad_org) for whom we allow login via this method. <text:s/>Mandatory.</text:p>
          </table:table-cell>
        </table:table-row>
        <table:table-row table:style-name="Table27.1">
          <table:table-cell table:style-name="Table27.A3" office:value-type="string">
            <text:p text:style-name="P15">reverse_dns</text:p>
          </table:table-cell>
          <table:table-cell table:style-name="Table27.A3" office:value-type="string">
            <text:p text:style-name="P15">No</text:p>
          </table:table-cell>
          <table:table-cell table:style-name="Table27.C3" office:value-type="string">
            <text:p text:style-name="P15">Should we perform reverse DNS to fill the remote_host field in the ad_session table. <text:s/>In some cases reverse DNS can be very slow.</text:p>
          </table:table-cell>
        </table:table-row>
        <table:table-row table:style-name="Table27.1">
          <table:table-cell table:style-name="Table27.A3" office:value-type="string">
            <text:p text:style-name="P15">relevant_groups</text:p>
          </table:table-cell>
          <table:table-cell table:style-name="Table27.A3" office:value-type="string">
            <text:p text:style-name="P15"/>
          </table:table-cell>
          <table:table-cell table:style-name="Table27.C3" office:value-type="string">
            <text:p text:style-name="P15">A comma-separated list of the groups relevant to the application. ADempiere provides a large number of groups, and this parameter can be used to alter the group-list for each user to a smaller subset of their groups.</text:p>
          </table:table-cell>
        </table:table-row>
      </table:table>
      <text:p text:style-name="P21">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811820878" text:style-name="L16">
        <text:list-item>
          <text:p text:style-name="P113"><text:span text:style-name="T7">role-&lt;role_name&gt; <text:s text:c="6"/><text:tab/></text:span>For each active user role.</text:p>
        </text:list-item>
        <text:list-item>
          <text:p text:style-name="P113"><text:span text:style-name="T7">read-&lt;window_name&gt; <text:s text:c="5"/><text:tab/></text:span>For each active window access (read access)</text:p>
        </text:list-item>
        <text:list-item>
          <text:p text:style-name="P87"><text:span text:style-name="T7">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soft-page-break/><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1003897309" text:style-name="L17">
        <text:list-item>
          <text:p text:style-name="P88">Check to see if an existing, valid Drupal session cookie is defined.</text:p>
        </text:list-item>
        <text:list-item>
          <text:p text:style-name="P88">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754585928" text:continue-list="list1601629911" text:style-name="L15">
        <text:list-item>
          <text:p text:style-name="P122">users</text:p>
        </text:list-item>
        <text:list-item>
          <text:p text:style-name="P86">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5">dbname</text:p>
          </table:table-cell>
          <table:table-cell table:style-name="Table29.A2" office:value-type="string">
            <text:p text:style-name="P15">default</text:p>
          </table:table-cell>
          <table:table-cell table:style-name="Table29.C2" office:value-type="string">
            <text:p text:style-name="P15">The name of the database connection to use. <text:s/>Default = “default”.</text:p>
          </table:table-cell>
        </table:table-row>
        <table:table-row table:style-name="Table29.1">
          <table:table-cell table:style-name="Table29.A3" office:value-type="string">
            <text:p text:style-name="P15">login_type</text:p>
          </table:table-cell>
          <table:table-cell table:style-name="Table29.A3" office:value-type="string">
            <text:p text:style-name="P15">drupal</text:p>
          </table:table-cell>
          <table:table-cell table:style-name="Table29.C3" office:value-type="string">
            <text:p text:style-name="P15"><text:span text:style-name="T7">drupal</text:span> = We insist on an existing Drupal session cookie.</text:p>
            <text:p text:style-name="P15"><text:span text:style-name="T7">jarvis</text:span> = Jarvis performs session login and management.</text:p>
          </table:table-cell>
        </table:table-row>
        <table:table-row table:style-name="Table29.1">
          <table:table-cell table:style-name="Table29.A3" office:value-type="string">
            <text:p text:style-name="P15">admin_only</text:p>
          </table:table-cell>
          <table:table-cell table:style-name="Table29.A3" office:value-type="string">
            <text:p text:style-name="P15">no</text:p>
          </table:table-cell>
          <table:table-cell table:style-name="Table29.C3" office:value-type="string">
            <text:p text:style-name="P15">Is the user required to be the primary administrator (uid = 1).</text:p>
          </table:table-cell>
        </table:table-row>
        <table:table-row table:style-name="Table29.1">
          <table:table-cell table:style-name="Table29.A3" office:value-type="string">
            <text:p text:style-name="P15">admin_group</text:p>
          </table:table-cell>
          <table:table-cell table:style-name="Table29.A3" office:value-type="string">
            <text:p text:style-name="P15">admin</text:p>
          </table:table-cell>
          <table:table-cell table:style-name="Table29.C3" office:value-type="string">
            <text:p text:style-name="P15">What group is assigned to the user with (uid = 1).</text:p>
          </table:table-cell>
        </table:table-row>
      </table:table>
      <text:p text:style-name="P21">Table <text:sequence text:ref-name="refTable11" text:name="Table" text:formula="ooow:Table+1" style:num-format="1">12</text:sequence>: Drupal6 Login Module Parameters</text:p>
      <text:p text:style-name="Text_20_body">The determined group list is:</text:p>
      <text:list xml:id="list2028975944" text:style-name="L18">
        <text:list-item>
          <text:p text:style-name="P114"><text:span text:style-name="T7">&lt;admin_group&gt;<text:tab/> <text:s text:c="6"/><text:tab/></text:span><text:span text:style-name="T4">For the user with uid = 1.</text:span></text:p>
        </text:list-item>
        <text:list-item>
          <text:p text:style-name="P89"><text:soft-page-break/><text:span text:style-name="T7">&lt;role1&gt;,&lt;role2&gt;<text:tab/> <text:s text:c="4"/><text:tab/></text:span><text:span text:style-name="T4">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ext:soft-page-break/>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2" office:value-type="string">
            <text:p text:style-name="P15">username</text:p>
          </table:table-cell>
          <table:table-cell table:style-name="Table11.A2" office:value-type="string">
            <text:p text:style-name="P15">&lt;none&gt;</text:p>
          </table:table-cell>
          <table:table-cell table:style-name="Table11.C2" office:value-type="string">
            <text:p text:style-name="P15">User name to assign to all logins.</text:p>
          </table:table-cell>
        </table:table-row>
        <table:table-row table:style-name="Table11.1">
          <table:table-cell table:style-name="Table11.A2" office:value-type="string">
            <text:p text:style-name="P15">group_list</text:p>
          </table:table-cell>
          <table:table-cell table:style-name="Table11.A2" office:value-type="string">
            <text:p text:style-name="P15">&lt;none&gt;</text:p>
          </table:table-cell>
          <table:table-cell table:style-name="Table11.C2" office:value-type="string">
            <text:p text:style-name="P15">Comma-separated group list to assign to all logins.</text:p>
          </table:table-cell>
        </table:table-row>
      </table:table>
      <text:p text:style-name="P21">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777832760" text:style-name="L19">
        <text:list-item>
          <text:p text:style-name="P90">Remote (client) IP address match, and/or</text:p>
        </text:list-item>
        <text:list-item>
          <text:p text:style-name="P90">Client must supply username and password, and/or</text:p>
        </text:list-item>
        <text:list-item>
          <text:p text:style-name="P90">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2" office:value-type="string">
            <text:p text:style-name="P15">username</text:p>
          </table:table-cell>
          <table:table-cell table:style-name="Table19.A2" office:value-type="string">
            <text:p text:style-name="P15">&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5">group_list</text:p>
          </table:table-cell>
          <table:table-cell table:style-name="Table19.A2" office:value-type="string">
            <text:p text:style-name="P15">&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5">password</text:p>
          </table:table-cell>
          <table:table-cell table:style-name="Table19.A2" office:value-type="string">
            <text:p text:style-name="P15">&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5">remote_ip</text:p>
          </table:table-cell>
          <table:table-cell table:style-name="Table19.A2" office:value-type="string">
            <text:p text:style-name="P15">&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5">require_https</text:p>
          </table:table-cell>
          <table:table-cell table:style-name="Table19.A2" office:value-type="string">
            <text:p text:style-name="P15">no</text:p>
          </table:table-cell>
          <table:table-cell table:style-name="Table19.C2" office:value-type="string">
            <text:p text:style-name="Text_20_body">If configured “yes”, then the client connection must be HTTPS.</text:p>
          </table:table-cell>
        </table:table-row>
      </table:table>
      <text:p text:style-name="P21"><text:soft-page-break/>Table <text:sequence text:ref-name="refTable13" text:name="Table" text:formula="ooow:Table+1" style:num-format="1">14</text:sequence>: Single Login Module Parameters</text:p>
      <text:p text:style-name="Text_20_body">Note that at least one of “remote_ip” or “password” must be configured.</text:p>
      <text:h text:style-name="P123" text:outline-level="1">Special Datasets &amp; Jarvis Login</text:h>
      <text:h text:style-name="Heading_20_2" text:outline-level="2">Jarvis URLs</text:h>
      <text:p text:style-name="Text_20_body">Now let's consider how to access Jarvis. <text:s/>The following examples assume that:</text:p>
      <text:list xml:id="list580115297" text:style-name="L20">
        <text:list-item>
          <text:p text:style-name="P115">Jarvis has been installed/configured as above, and is available via the web-server.</text:p>
        </text:list-item>
        <text:list-item>
          <text:p text:style-name="P115">The demo.xml file has been soft linked or copied into the Jarvis "etc" directory.</text:p>
        </text:list-item>
        <text:list-item>
          <text:p text:style-name="P115">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54"/>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841864234" text:style-name="L21">
        <text:list-item>
          <text:p text:style-name="P91">“username”</text:p>
        </text:list-item>
        <text:list-item>
          <text:p text:style-name="P91">“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4">The calling application should invoke the “__status” dataset to ensure that the user is logged-in, and log them in if required.</text:p>
      <text:p text:style-name="Heading_20_4"><text:soft-page-break/>No Such Dataset</text:p>
      <text:p text:style-name="P2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533706036" text:style-name="L22">
        <text:list-item>
          <text:p text:style-name="P92">Internal configuration problem – bad server-side XML configuration (main or dataset).</text:p>
        </text:list-item>
        <text:list-item>
          <text:p text:style-name="P92">Database connection problem.</text:p>
        </text:list-item>
        <text:list-item>
          <text:p text:style-name="P92">Request body is malformed JSON or XML.</text:p>
        </text:list-item>
        <text:list-item>
          <text:p text:style-name="P92">Missing mandatory parameter in request.</text:p>
        </text:list-item>
        <text:list-item>
          <text:p text:style-name="P92">Any other fatal problem.</text:p>
        </text:list-item>
        <text:list-item>
          <text:p text:style-name="P92">Configured SQL statement in dataset definition is not valid.</text:p>
        </text:list-item>
      </text:list>
      <text:p text:style-name="Heading_20_4">Soft Errors</text:p>
      <text:p text:style-name="P24">Soft errors are errors related to the actual user-supplied data values being rejected by the database. <text:s/>Examples: </text:p>
      <text:list xml:id="list1801668263" text:style-name="L23">
        <text:list-item>
          <text:p text:style-name="P72">Cannot insert data due to primary key, foreign key, unique constraints.</text:p>
        </text:list-item>
        <text:list-item>
          <text:p text:style-name="P72">No data found. <text:s/></text:p>
        </text:list-item>
        <text:list-item>
          <text:p text:style-name="P72">Data parameter is invalid type/value for column. <text:s/></text:p>
        </text:list-item>
      </text:list>
      <text:p text:style-name="P24">In all these cases, the returned content will be JSON or XML or CSV in a “200 Successful” response.</text:p>
      <text:p text:style-name="Text_20_body"/>
      <text:h text:style-name="P123" text:outline-level="1">Fetching Datasets</text:h>
      <text:h text:style-name="Heading_20_2" text:outline-level="2">Data Fetch Response Format</text:h>
      <text:p text:style-name="Text_20_body">Now let's consider a real dataset examples, defined as a set of SQL statements in the datasets configuration XML file. <text:s/>These examples are based on the Demo application provided with Jarvis. <text:s/>This uses the JSON encoding for request/response.</text:p>
      <text:p text:style-name="Text_20_body">Consider the following Jarvis request.</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42">The returned content in XML is:</text:p>
      <text:p text:style-name="P5">&lt;?xml version="1.0" encoding="iso-8859-1" ?&gt;</text:p>
      <text:p text:style-name="P43">&lt;?meta name="GENERATOR" content="XML::Smart/1.6.9 Perl/5.010000 [linux]" ?&gt;</text:p>
      <text:p text:style-name="P43">&lt;response logged_in="1" username="admin" error_string="" </text:p>
      <text:p text:style-name="P43"><text:s text:c="4"/>group_list="admin" fetched="2" returned="2"&gt;</text:p>
      <text:p text:style-name="P43"><text:s text:c="2"/>&lt;data&gt;</text:p>
      <text:p text:style-name="P43"><text:s text:c="4"/>&lt;row active="Y" class="Makkleson" </text:p>
      <text:p text:style-name="P43"><text:s text:c="8"/>description="Suitable for infants and those of timid heart." id="6"/&gt;</text:p>
      <text:p text:style-name="P43"><text:s text:c="4"/>&lt;row active="N" class="X Class" </text:p>
      <text:p text:style-name="P43"><text:s text:c="8"/>description="Product of a deranged mind." id="4"/&gt;</text:p>
      <text:p text:style-name="P43"><text:s text:c="2"/>&lt;/data&gt;</text:p>
      <text:p text:style-name="P43">&lt;/response&gt;</text:p>
      <text:p text:style-name="Text_20_body"/>
      <text:p text:style-name="P7"><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2" office:value-type="string">
            <text:p text:style-name="P15">data</text:p>
          </table:table-cell>
          <table:table-cell table:style-name="Table12.B2" office:value-type="string">
            <text:p text:style-name="P15">An array of objects returned from the SELECT statement. <text:s/></text:p>
          </table:table-cell>
        </table:table-row>
        <table:table-row table:style-name="Table12.1">
          <table:table-cell table:style-name="Table12.A2" office:value-type="string">
            <text:p text:style-name="P15">fetched</text:p>
          </table:table-cell>
          <table:table-cell table:style-name="Table12.B2" office:value-type="string">
            <text:p text:style-name="P15">The number of rows fetched from the SELECT, before any server-side paging.</text:p>
          </table:table-cell>
        </table:table-row>
        <table:table-row table:style-name="Table12.1">
          <table:table-cell table:style-name="Table12.A2" office:value-type="string">
            <text:p text:style-name="P15">returned</text:p>
          </table:table-cell>
          <table:table-cell table:style-name="Table12.B2" office:value-type="string">
            <text:p text:style-name="P15">The number of rows returned after any server-side paging.</text:p>
          </table:table-cell>
        </table:table-row>
        <table:table-row table:style-name="Table12.1">
          <table:table-cell table:style-name="Table12.A2" office:value-type="string">
            <text:p text:style-name="P15">error_string</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logged_in</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group_list</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username</text:p>
          </table:table-cell>
          <table:table-cell table:style-name="Table12.B2" office:value-type="string">
            <text:p text:style-name="P15">Refer to the “__status” dataset notes.</text:p>
          </table:table-cell>
        </table:table-row>
      </table:table>
      <text:p text:style-name="P21">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3">Attribute</text:p>
          </table:table-cell>
          <table:table-cell table:style-name="Table13.B1" office:value-type="string">
            <text:p text:style-name="P13">Notes</text:p>
          </table:table-cell>
        </table:table-row>
        <table:table-row table:style-name="Table13.1">
          <table:table-cell table:style-name="Table13.A2" office:value-type="string">
            <text:p text:style-name="P15">dbname</text:p>
          </table:table-cell>
          <table:table-cell table:style-name="Table13.B2" office:value-type="string">
            <text:p text:style-name="P15">Specify which database connection should be used for fetching and storing this dataset. <text:s/>By default, the “default” database descriptor will be used.</text:p>
          </table:table-cell>
        </table:table-row>
        <table:table-row table:style-name="Table13.1">
          <table:table-cell table:style-name="Table13.A2" office:value-type="string">
            <text:p text:style-name="P15">read</text:p>
          </table:table-cell>
          <table:table-cell table:style-name="Table13.B2" office:value-type="string">
            <text:p text:style-name="P15">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5">write</text:p>
          </table:table-cell>
          <table:table-cell table:style-name="Table13.B2" office:value-type="string">
            <text:p text:style-name="P44">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5">debug</text:p>
          </table:table-cell>
          <table:table-cell table:style-name="Table13.B2" office:value-type="string">
            <text:p text:style-name="P44">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5">dump</text:p>
          </table:table-cell>
          <table:table-cell table:style-name="Table13.B2" office:value-type="string">
            <text:p text:style-name="P44">Enables dump on a per-dataset basis.</text:p>
          </table:table-cell>
        </table:table-row>
      </table:table>
      <text:p text:style-name="P21">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2" office:value-type="string">
            <text:p text:style-name="P15">transform</text:p>
          </table:table-cell>
          <table:table-cell table:style-name="Table22.B2" office:value-type="string">
            <text:p text:style-name="P15">Optional transformations for Jarvis to perform when storing or fetching data.</text:p>
          </table:table-cell>
        </table:table-row>
        <table:table-row table:style-name="Table22.1">
          <table:table-cell table:style-name="Table22.A2" office:value-type="string">
            <text:p text:style-name="P15">hook</text:p>
          </table:table-cell>
          <table:table-cell table:style-name="Table22.B2" office:value-type="string">
            <text:p text:style-name="P15">One or more hook module definitions. <text:s/>Definition is identical to global hooks.</text:p>
          </table:table-cell>
        </table:table-row>
        <table:table-row table:style-name="Table22.1">
          <table:table-cell table:style-name="Table22.A2" office:value-type="string">
            <text:p text:style-name="P15">select</text:p>
          </table:table-cell>
          <table:table-cell table:style-name="Table22.B2" office:value-type="string">
            <text:p text:style-name="P15">SQL to execute when dataset is invoked with the http GET request method.</text:p>
          </table:table-cell>
        </table:table-row>
        <table:table-row table:style-name="Table22.1">
          <table:table-cell table:style-name="Table22.A2" office:value-type="string">
            <text:p text:style-name="P15">before</text:p>
          </table:table-cell>
          <table:table-cell table:style-name="Table22.B2" office:value-type="string">
            <text:p text:style-name="P15">SQL to execute once before performing update/insert/delete changes.</text:p>
          </table:table-cell>
        </table:table-row>
        <table:table-row table:style-name="Table22.1">
          <table:table-cell table:style-name="Table22.A2" office:value-type="string">
            <text:p text:style-name="P15">update</text:p>
          </table:table-cell>
          <table:table-cell table:style-name="Table22.B2" office:value-type="string">
            <text:p text:style-name="P15">SQL to execute when dataset is invoked with the http PUT request method.</text:p>
          </table:table-cell>
        </table:table-row>
        <table:table-row table:style-name="Table22.1">
          <table:table-cell table:style-name="Table22.A2" office:value-type="string">
            <text:p text:style-name="P15">insert</text:p>
          </table:table-cell>
          <table:table-cell table:style-name="Table22.B2" office:value-type="string">
            <text:p text:style-name="P15">SQL to execute when dataset is invoked with the http POST request method.</text:p>
          </table:table-cell>
        </table:table-row>
        <table:table-row table:style-name="Table22.1">
          <table:table-cell table:style-name="Table22.A2" office:value-type="string">
            <text:p text:style-name="P15">delete</text:p>
          </table:table-cell>
          <table:table-cell table:style-name="Table22.B2" office:value-type="string">
            <text:p text:style-name="P15">SQL to execute when dataset is invoked with the http DELETE request method.</text:p>
          </table:table-cell>
        </table:table-row>
        <table:table-row table:style-name="Table22.1">
          <table:table-cell table:style-name="Table22.A2" office:value-type="string">
            <text:p text:style-name="P15">after</text:p>
          </table:table-cell>
          <table:table-cell table:style-name="Table22.B2" office:value-type="string">
            <text:p text:style-name="P15">SQL to execute once after performing update/insert/delete changes.</text:p>
          </table:table-cell>
        </table:table-row>
      </table:table>
      <text:p text:style-name="P21">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2" office:value-type="string">
            <text:p text:style-name="P15">&lt;empty&gt;</text:p>
          </table:table-cell>
          <table:table-cell table:style-name="Table14.B2" office:value-type="string">
            <text:p text:style-name="P15">Nobody may access these statements.</text:p>
          </table:table-cell>
        </table:table-row>
        <table:table-row table:style-name="Table14.1">
          <table:table-cell table:style-name="Table14.A2" office:value-type="string">
            <text:p text:style-name="P15">&lt;g1&gt;[,&lt;g2&gt;...]</text:p>
          </table:table-cell>
          <table:table-cell table:style-name="Table14.B2" office:value-type="string">
            <text:p text:style-name="P15">A comma separated group list. <text:s/>Membership in any one of these groups will grant access.</text:p>
          </table:table-cell>
        </table:table-row>
        <table:table-row table:style-name="Table14.1">
          <table:table-cell table:style-name="Table14.A2" office:value-type="string">
            <text:p text:style-name="P15">“*”</text:p>
          </table:table-cell>
          <table:table-cell table:style-name="Table14.B2" office:value-type="string">
            <text:p text:style-name="P15">Any logged-in group may access this feature.</text:p>
          </table:table-cell>
        </table:table-row>
        <table:table-row table:style-name="Table14.1">
          <table:table-cell table:style-name="Table14.A2" office:value-type="string">
            <text:p text:style-name="P15">“**”</text:p>
          </table:table-cell>
          <table:table-cell table:style-name="Table14.B2" office:value-type="string">
            <text:p text:style-name="P15">Any user, even if not logged-in, may access this feature.</text:p>
          </table:table-cell>
        </table:table-row>
      </table:table>
      <text:p text:style-name="P21">Table <text:sequence text:ref-name="refTable17" text:name="Table" text:formula="ooow:Table+1" style:num-format="1">18</text:sequence>: Access Control Specifiers</text:p>
      <text:p text:style-name="P56">This is the same list of options as is used for the access control of “exec” and “plugin” datasets.</text:p>
      <text:h text:style-name="Heading_20_2" text:outline-level="2">Dataset Bind Parameters</text:h>
      <text:p text:style-name="Text_20_body">The SQL statements in the dataset query definition contain bind substitution parameters defined in curly braces. <text:s/>Either double or single curly braces may be used. <text:s/>The parameter may optionally have <text:soft-page-break/>a preceding '$' dollar symbol. <text:s/>I.e. '{name}', '{{name}}', '{$name}' and '{{$name}}' are all equivalent.</text:p>
      <text:p text:style-name="Text_20_body">The actual name of the bind parameter specified in the dataset query definition may contain only upper/lower-case a-z, digits 0-9, underscore, colon and hyphen. <text:s/>All other characters will be ignored.</text:p>
      <text:p text:style-name="Text_20_body">The values for these parameters may come from the following sources:</text:p>
      <text:p text:style-name="Text_20_body">User Parameters:</text:p>
      <text:list xml:id="list1347129333" text:style-name="L24">
        <text:list-item>
          <text:p text:style-name="P93">CGI GET parameters in the URL suffix “/&lt;app&gt;/&lt;ds&gt;?param=value&amp;param2=another”.</text:p>
        </text:list-item>
        <text:list-item>
          <text:p text:style-name="P93">XML or JSON parameters in the “application/json” or “application/xml” request body.</text:p>
        </text:list-item>
        <text:list-item>
          <text:p text:style-name="P93">RESTful parameters in the URL suffix “/&lt;app&gt;/&lt;ds&gt;/p1/p2”.</text:p>
        </text:list-item>
        <text:list-item>
          <text:p text:style-name="P93">Jarvis-Supplied default user parameters (from “default_parameters” configuration).</text:p>
        </text:list-item>
      </text:list>
      <text:p text:style-name="Text_20_body">Secure Parameters:</text:p>
      <text:list xml:id="list2067542487" text:continue-numbering="true" text:style-name="L24">
        <text:list-item>
          <text:p text:style-name="P93">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oft-page-break/><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Bind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216322806" text:style-name="L25">
        <text:list-item>
          <text:p text:style-name="P109">my(param)</text:p>
        </text:list-item>
        <text:list-item>
          <text:p text:style-name="P116">__my_param</text:p>
        </text:list-item>
        <text:list-item>
          <text:p text:style-name="P116">_1param</text:p>
        </text:list-item>
        <text:list-item>
          <text:p text:style-name="P94">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2" office:value-type="string">
            <text:p text:style-name="P15">__username</text:p>
          </table:table-cell>
          <table:table-cell table:style-name="Table15.B2" office:value-type="string">
            <text:p text:style-name="P15">The logged-in username. <text:s/>Never the empty string.</text:p>
          </table:table-cell>
        </table:table-row>
        <table:table-row table:style-name="Table15.1">
          <table:table-cell table:style-name="Table15.A2" office:value-type="string">
            <text:p text:style-name="P15">__group_list</text:p>
          </table:table-cell>
          <table:table-cell table:style-name="Table15.B2" office:value-type="string">
            <text:p text:style-name="P15">The comma separated group list. <text:s/>May be empty string.</text:p>
          </table:table-cell>
        </table:table-row>
        <table:table-row table:style-name="Table15.1">
          <table:table-cell table:style-name="Table15.A2" office:value-type="string">
            <text:p text:style-name="P15">__group:&lt;g1&gt;</text:p>
          </table:table-cell>
          <table:table-cell table:style-name="Table15.B2" office:value-type="string">
            <text:p text:style-name="P15">Evaluates to “1” if the user is in group &lt;g1&gt;. <text:s/>NULL otherwise.</text:p>
          </table:table-cell>
        </table:table-row>
        <table:table-row table:style-name="Table15.1">
          <table:table-cell table:style-name="Table15.A2" office:value-type="string">
            <text:p text:style-name="P15">__group:&lt;g2&gt;</text:p>
          </table:table-cell>
          <table:table-cell table:style-name="Table15.B2" office:value-type="string">
            <text:p text:style-name="P15">Evaluates to “2” if the user is in group &lt;g2&gt;. <text:s/>NULL otherwise.</text:p>
          </table:table-cell>
        </table:table-row>
      </table:table>
      <text:p text:style-name="P21">Table <text:sequence text:ref-name="refTable18" text:name="Table" text:formula="ooow:Table+1" style:num-format="1">19</text:sequence>: Jarvis Secure Variables</text:p>
      <text:p text:style-name="P22"><text:soft-page-break/>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8">&lt;/dataset&gt;</text:p>
      <text:h text:style-name="Heading_20_2" text:outline-level="2">Textual Substitution Dataset Parameters</text:h>
      <text:p text:style-name="Text_20_body">Whenever possible, you should always use the {{parameter}} mechanism to substitute parameters. <text:s/>This is because that mechanism creates bind parameters which are substituted into the statement at execution time using ? placeholders.</text:p>
      <text:p text:style-name="Text_20_body">However, there are situations where you want to use textual substitution. <text:s/>This is where a parameter is inserted as text into the statement at the time that the statement is prepared.</text:p>
      <text:p text:style-name="Text_20_body">The most common reason for this is the ability to use the LIMIT or TOP syntax to restrict the number of rows which is fetched. <text:s/>Also this is useful to perform SORT requests inside the database engine itself.</text:p>
      <text:p text:style-name="Text_20_body">Note that Jarvis does provide a post-processing paging and sorting function. <text:s/>In that case Jarvis fetches all the rows from the database and then uses Perl sorting and slicing to extract the specific subset of records required for the single page. <text:s/>The build-in Jarvis paging and sorting is fine for many situations, however it is not ideal when the full number of rows is very large, or if the database is remotely connected to Jarvis over a slow link. <text:s/>Also, the Jarvis built-in mechanism does not support ordering by multiple columns.</text:p>
      <text:p text:style-name="Text_20_body">In this case, the dataset creator may use [[arg]] parameter to request textual substitution be done at statement preparation. <text:s/>The parameters to be substituted may include:</text:p>
      <text:list xml:id="list283849099" text:style-name="L26">
        <text:list-item>
          <text:p text:style-name="P95">Any RESTful parameters by position number, e.g. [[1]]</text:p>
        </text:list-item>
        <text:list-item>
          <text:p text:style-name="P95">Any query parameters given by the user for a fetch request, e.g. [[myfetcharg]]</text:p>
        </text:list-item>
        <text:list-item>
          <text:p text:style-name="P95">Any "safe" parameter generated by Jarvis or a hook, e.g. [[__username]]</text:p>
        </text:list-item>
      </text:list>
      <text:p text:style-name="Text_20_body">Naturally with textual substitution there always the danger of client SQL injection to consider. <text:s/>Hence the following rules are used:</text:p>
      <text:list xml:id="list337881865" text:style-name="L27">
        <text:list-item>
          <text:p text:style-name="P96">By default, if the parameter value is an integer or floating point, it is unquoted. <text:s/>Exponential numbers will be recognized as numbers.</text:p>
        </text:list-item>
        <text:list-item>
          <text:p text:style-name="P96">Otherwise the parameter is quoted using the DBI database handle $dbh-&gt;quote(...) method appropriate for this database. <text:s/>According to the DBI documentation, this is safe from SQL injection.</text:p>
        </text:list-item>
        <text:list-item>
          <text:p text:style-name="P96">If the ":noquote" flag is given, e.g. [[sortorder:noquote]] then the value is not quoted. Instead, all characters except those in the set [0-9a-zA-Z ,_-] are removed.</text:p>
        </text:list-item>
        <text:list-item>
          <text:p text:style-name="P96">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text:soft-page-break/>hyphen. <text:s/>All other characters will be ignored.</text:p>
      <text:h text:style-name="P123"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2" office:value-type="string">
            <text:p text:style-name="P15">success</text:p>
          </table:table-cell>
          <table:table-cell table:style-name="Table16.B2" office:value-type="string">
            <text:p text:style-name="P36">Overall success of the modification request. <text:s/>Success = 1 if the update succeeded or 0 if the update failed.</text:p>
            <text:p text:style-name="P3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5">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5">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5">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5">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1">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2" office:value-type="string">
            <text:p text:style-name="P15">success</text:p>
          </table:table-cell>
          <table:table-cell table:style-name="Table17.B2" office:value-type="string">
            <text:p text:style-name="P15">Success result of this individual modification. <text:s/>Value 0 (success) or 1 (failed).</text:p>
          </table:table-cell>
        </table:table-row>
        <table:table-row table:style-name="Table17.1">
          <table:table-cell table:style-name="Table17.A2" office:value-type="string">
            <text:p text:style-name="P15">modified</text:p>
          </table:table-cell>
          <table:table-cell table:style-name="Table17.B2" office:value-type="string">
            <text:p text:style-name="P15">Number of rows affected by this individual modification.</text:p>
          </table:table-cell>
        </table:table-row>
        <table:table-row table:style-name="Table17.1">
          <table:table-cell table:style-name="Table17.A2" office:value-type="string">
            <text:p text:style-name="P15">message</text:p>
          </table:table-cell>
          <table:table-cell table:style-name="Table17.B2" office:value-type="string">
            <text:p text:style-name="P15">If not success, this is the error message for this individual modification.</text:p>
          </table:table-cell>
        </table:table-row>
        <table:table-row table:style-name="Table17.1">
          <table:table-cell table:style-name="Table17.A2" office:value-type="string">
            <text:p text:style-name="P15">returning</text:p>
          </table:table-cell>
          <table:table-cell table:style-name="Table17.B2" office:value-type="string">
            <text:p text:style-name="P1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1">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977505557" text:style-name="L28">
        <text:list-item>
          <text:p text:style-name="P117">Begin transaction.</text:p>
        </text:list-item>
        <text:list-item>
          <text:p text:style-name="P117">Perform “before” SQL (if configured for this dataset).</text:p>
        </text:list-item>
        <text:list-item>
          <text:p text:style-name="P117">Perform the one single or one-or-more array modifications in the request body.</text:p>
        </text:list-item>
        <text:list-item>
          <text:p text:style-name="P117">Perform “after” SQL (if configured for this dataset).</text:p>
        </text:list-item>
        <text:list-item>
          <text:p text:style-name="P97">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150541520" text:style-name="L29">
        <text:list-item>
          <text:p text:style-name="P98">For “fetch” statements in a dataset (i.e. the &lt;select&gt; attributes), no explicit transaction is performed.</text:p>
        </text:list-item>
        <text:list-item>
          <text:p text:style-name="P98">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41541068" text:style-name="L30">
        <text:list-item>
          <text:p text:style-name="P110">Even though the first modification succeeded, it was rolled back.</text:p>
        </text:list-item>
        <text:list-item>
          <text:p text:style-name="P118">The first failing error message is shown.</text:p>
        </text:list-item>
        <text:list-item>
          <text:p text:style-name="P99">The “row” elements and “modified” keys are not present. <text:s/></text:p>
        </text:list-item>
      </text:list>
      <text:h text:style-name="Heading_20_1" text:outline-level="1">Dataset Transformations</text:h>
      <text:h text:style-name="Heading_20_2" text:outline-level="2">Introduction</text:h>
      <text:p text:style-name="Text_20_body">Refer back to the original “boat_class.xml” example given earlier in this document.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2" office:value-type="string">
            <text:p text:style-name="P15">trim</text:p>
          </table:table-cell>
          <table:table-cell table:style-name="Table23.B2" office:value-type="string">
            <text:p text:style-name="P15">Leading and trailing spaces will be removed.</text:p>
          </table:table-cell>
        </table:table-row>
        <table:table-row table:style-name="Table23.1">
          <table:table-cell table:style-name="Table23.A2" office:value-type="string">
            <text:p text:style-name="P15">null</text:p>
          </table:table-cell>
          <table:table-cell table:style-name="Table23.B2" office:value-type="string">
            <text:p text:style-name="P15">Empty strings will be converted to NULL. <text:s/>Occurs after trimming.</text:p>
          </table:table-cell>
        </table:table-row>
        <table:table-row table:style-name="Table23.1">
          <table:table-cell table:style-name="Table23.A2" office:value-type="string">
            <text:p text:style-name="P15">notnull</text:p>
          </table:table-cell>
          <table:table-cell table:style-name="Table23.B2" office:value-type="string">
            <text:p text:style-name="P15">NULL values will be converted to empty string.</text:p>
          </table:table-cell>
        </table:table-row>
        <table:table-row table:style-name="Table23.1">
          <table:table-cell table:style-name="Table23.A2" office:value-type="string">
            <text:p text:style-name="P15">word2html</text:p>
          </table:table-cell>
          <table:table-cell table:style-name="Table23.B2" office:value-type="string">
            <text:p text:style-name="P15">Convert MS Word unicode and 8-bit character to HTML to ensure no binary content in the string. <text:s/>Will brute-force convert characters we don't recognize.</text:p>
          </table:table-cell>
        </table:table-row>
      </table:table>
      <text:p text:style-name="P21">Table <text:sequence text:ref-name="refTable21" text:name="Table" text:formula="ooow:Table+1" style:num-format="1">22</text:sequence>: Transformation keywords for “store” and “fetch”</text:p>
      <text:h text:style-name="P123"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text:p>
      <text:list xml:id="list403030877" text:style-name="L31">
        <text:list-item>
          <text:p text:style-name="P100">This functionality is available for “fetch” requests on standard SQL datasets only. <text:s/>It does not apply to Exec or Plugin datasets.</text:p>
        </text:list-item>
        <text:list-item>
          <text:p text:style-name="P100">This functionality is available only for JSON and XML format requests. <text:s/>It is not available for CSV format requests.</text:p>
        </text:list-item>
        <text:list-item>
          <text:p text:style-name="P100">You may use a “result_fetch” hook to enhance/modify the returned content of these requests.</text:p>
        </text:list-item>
        <text:list-item>
          <text:p text:style-name="P100">Do not put spaces with the comma separators.</text:p>
        </text:list-item>
      </text:list>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51">{</text:p>
      <text:p text:style-name="P52"><text:s text:c="4"/>"dataset" : {</text:p>
      <text:p text:style-name="P52"><text:s text:c="8"/>"sport_list" : {</text:p>
      <text:p text:style-name="P52"><text:s text:c="12"/>"data" : [</text:p>
      <text:p text:style-name="P52"><text:s text:c="16"/>{</text:p>
      <text:p text:style-name="P52"><text:s text:c="20"/>"name" : "Golf",</text:p>
      <text:p text:style-name="P52"><text:s text:c="20"/>"description" : "An outdoor sport."</text:p>
      <text:p text:style-name="P52"><text:s text:c="16"/>},</text:p>
      <text:p text:style-name="P52"><text:s text:c="16"/>{</text:p>
      <text:p text:style-name="P52"><text:s text:c="20"/>"name" : "Tennis",</text:p>
      <text:p text:style-name="P52"><text:s text:c="20"/>"description" : "Another outdoor sport."</text:p>
      <text:p text:style-name="P53"><text:s text:c="16"/>},</text:p>
      <text:p text:style-name="P52"><text:s text:c="12"/>],</text:p>
      <text:p text:style-name="P52"><text:s text:c="12"/>"fetched" : "2",</text:p>
      <text:p text:style-name="P52"><text:s text:c="12"/>"returned" : "2"</text:p>
      <text:p text:style-name="P52"><text:s text:c="8"/>},</text:p>
      <text:p text:style-name="P52"><text:s text:c="8"/>"player_details" : {</text:p>
      <text:p text:style-name="P52"><text:s text:c="12"/>"data" : [</text:p>
      <text:p text:style-name="P52"><text:s text:c="16"/>{</text:p>
      <text:p text:style-name="P52"><text:s text:c="20"/>"name" : "Aaron Hoffman",</text:p>
      <text:p text:style-name="P52"><text:s text:c="20"/>"sport" : "Golf",</text:p>
      <text:p text:style-name="P52"><text:s text:c="20"/>"rank": 323</text:p>
      <text:p text:style-name="P52"><text:s text:c="16"/>},</text:p>
      <text:p text:style-name="P52"><text:s text:c="16"/>{</text:p>
      <text:p text:style-name="P52"><text:s text:c="20"/>"name" : "William Uchtman",</text:p>
      <text:p text:style-name="P52"><text:s text:c="20"/>"sport" : "Tennis",</text:p>
      <text:p text:style-name="P52"><text:s text:c="20"/>"rank": 14002</text:p>
      <text:p text:style-name="P52"><text:s text:c="16"/>}</text:p>
      <text:p text:style-name="P52"><text:s text:c="12"/>],</text:p>
      <text:p text:style-name="P52"><text:soft-page-break/><text:s text:c="12"/>"fetched" : "2",</text:p>
      <text:p text:style-name="P52"><text:s text:c="12"/>"returned" : "2"</text:p>
      <text:p text:style-name="P52"><text:s text:c="8"/>}</text:p>
      <text:p text:style-name="P51"><text:s text:c="3"/><text:span text:style-name="T5">},</text:span></text:p>
      <text:p text:style-name="P51"><text:s text:c="3"/><text:span text:style-name="T5">"logged_in" : "1",</text:span></text:p>
      <text:p text:style-name="P51"><text:s text:c="3"/><text:span text:style-name="T5">"error_string" : "",</text:span></text:p>
      <text:p text:style-name="P51"><text:s text:c="3"/><text:span text:style-name="T5">"username" : "Guest",</text:span></text:p>
      <text:p text:style-name="P51"><text:s text:c="3"/><text:span text:style-name="T5">"group_list" : "admin"</text:span></text:p>
      <text:p text:style-name="P51">}</text:p>
      <text:p text:style-name="P41"/>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51">&lt;?xml version="1.0" encoding="iso-8859-1" ?&gt;</text:p>
      <text:p text:style-name="P51">&lt;?meta name="GENERATOR" content="XML::Smart/1.6.9 Perl/5.010001 [linux]" ?&gt;</text:p>
      <text:p text:style-name="P51">&lt;response logged_in="1" username="Guest" error_string="" group_list="admin"&gt;</text:p>
      <text:p text:style-name="P51"><text:s text:c="2"/><text:span text:style-name="T5">&lt;dataset fetched="2" name="sport_list" returned="2"&gt;</text:span></text:p>
      <text:p text:style-name="P51"><text:s text:c="4"/><text:span text:style-name="T5">&lt;data&gt;</text:span></text:p>
      <text:p text:style-name="P51"><text:s text:c="6"/><text:span text:style-name="T5">&lt;row description="An outdoor sport." name="Golf"/&gt;</text:span></text:p>
      <text:p text:style-name="P51"><text:s text:c="6"/><text:span text:style-name="T5">&lt;row description="Another outdoor sport." name="Tennis"/&gt;</text:span></text:p>
      <text:p text:style-name="P51"><text:s text:c="4"/><text:span text:style-name="T5">&lt;/data&gt;</text:span></text:p>
      <text:p text:style-name="P51"><text:s text:c="2"/><text:span text:style-name="T5">&lt;/dataset&gt;</text:span></text:p>
      <text:p text:style-name="P51"><text:s text:c="2"/><text:span text:style-name="T5">&lt;dataset fetched="2" name="player_details" returned="2"&gt;</text:span></text:p>
      <text:p text:style-name="P51"><text:s text:c="4"/><text:span text:style-name="T5">&lt;data&gt;</text:span></text:p>
      <text:p text:style-name="P51"><text:s text:c="6"/><text:span text:style-name="T5">&lt;row name="Aaron Hoffman" sport="Golf" rank="323"/&gt;</text:span></text:p>
      <text:p text:style-name="P51"><text:s text:c="6"/><text:span text:style-name="T5">&lt;row name="William Uchtman" sport="Tennis" rank="14002"/&gt;</text:span></text:p>
      <text:p text:style-name="P51"><text:s text:c="4"/><text:span text:style-name="T5">&lt;/data&gt;</text:span></text:p>
      <text:p text:style-name="P51"><text:s text:c="2"/><text:span text:style-name="T5">&lt;/dataset&gt;</text:span></text:p>
      <text:p text:style-name="P53">&lt;/response&gt;</text:p>
      <text:p text:style-name="P41"/>
      <text:p text:style-name="P55"/>
      <text:h text:style-name="P123"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2" office:value-type="string">
            <text:p text:style-name="P15">dataset</text:p>
          </table:table-cell>
          <table:table-cell table:style-name="Table6.A2" office:value-type="string">
            <text:p text:style-name="P15">&lt;none&gt;</text:p>
          </table:table-cell>
          <table:table-cell table:style-name="Table6.C2" office:value-type="string">
            <text:p text:style-name="P15">Dataset name which is to be interpreted as an “exec” rather than a regular dataset. <text:s/>Mandatory parameter. <text:s/>The actual dataset given in the Jarvis request must match this, or a sub-dataset of this. <text:s/></text:p>
            <text:p text:style-name="P15"/>
            <text:p text:style-name="P15">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5">access</text:p>
          </table:table-cell>
          <table:table-cell table:style-name="Table6.A2" office:value-type="string">
            <text:p text:style-name="P15">&lt;none&gt;</text:p>
          </table:table-cell>
          <table:table-cell table:style-name="Table6.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5">command</text:p>
          </table:table-cell>
          <table:table-cell table:style-name="Table6.A2" office:value-type="string">
            <text:p text:style-name="P15">&lt;none&gt;</text:p>
          </table:table-cell>
          <table:table-cell table:style-name="Table6.C2" office:value-type="string">
            <text:p text:style-name="P15">This is the command line to be executed. <text:s/>Mandatory parameter.</text:p>
          </table:table-cell>
        </table:table-row>
        <table:table-row table:style-name="Table6.1">
          <table:table-cell table:style-name="Table6.A2" office:value-type="string">
            <text:p text:style-name="P15">add_headers</text:p>
          </table:table-cell>
          <table:table-cell table:style-name="Table6.A2" office:value-type="string">
            <text:p text:style-name="P15">no</text:p>
          </table:table-cell>
          <table:table-cell table:style-name="Table6.C2" office:value-type="string">
            <text:p text:style-name="P15">If yes, Jarvis will add Cookie, Content-Type and Content-Disposition headers to the response. <text:s/>Otherwise the exec command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5">mime_type</text:p>
          </table:table-cell>
          <table:table-cell table:style-name="Table6.A2" office:value-type="string">
            <text:p text:style-name="P15">&lt;none&gt;</text:p>
          </table:table-cell>
          <table:table-cell table:style-name="Table6.C2" office:value-type="string">
            <text:p text:style-name="P15">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2" office:value-type="string">
            <text:p text:style-name="P15">filename_parameter</text:p>
          </table:table-cell>
          <table:table-cell table:style-name="Table6.A2" office:value-type="string">
            <text:p text:style-name="P15">'filename'</text:p>
          </table:table-cell>
          <table:table-cell table:style-name="Table6.C2" office:value-type="string">
            <text:p text:style-name="P15">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2" office:value-type="string">
            <text:p text:style-name="P15">default_filename</text:p>
          </table:table-cell>
          <table:table-cell table:style-name="Table6.A2" office:value-type="string">
            <text:p text:style-name="P15">&lt;none&gt;</text:p>
          </table:table-cell>
          <table:table-cell table:style-name="Table6.C2" office:value-type="string">
            <text:p text:style-name="P15">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5">use_tmpfile</text:p>
          </table:table-cell>
          <table:table-cell table:style-name="Table6.A2" office:value-type="string">
            <text:p text:style-name="P15">depends</text:p>
          </table:table-cell>
          <table:table-cell table:style-name="Table6.C2" office:value-type="string">
            <text:p text:style-name="P15">Whether or not the command should write its output to a temporary file or not. The default is no under non-MS Windows operating systems, and yes for MS Windows. This is required under MS Windows with Apache otherwise output will be corrupted.</text:p>
            <text:p text:style-name="P15"/>
            <text:p text:style-name="P15">If this is set to “yes”, or the system is running on MS Windows, the parameter “__use_tmpfile” is passed through on the command line and references the filename of the file into which the command's output should be placed.</text:p>
            <text:p text:style-name="P15"/>
            <text:p text:style-name="P15">See following notes on output methods.</text:p>
          </table:table-cell>
        </table:table-row>
        <table:table-row table:style-name="Table6.1">
          <table:table-cell table:style-name="Table6.A2" office:value-type="string">
            <text:p text:style-name="P15">tmp_directory</text:p>
          </table:table-cell>
          <table:table-cell table:style-name="Table6.A2" office:value-type="string">
            <text:p text:style-name="P15">depends</text:p>
          </table:table-cell>
          <table:table-cell table:style-name="Table6.C2" office:value-type="string">
            <text:p text:style-name="P15">This allows you to overwrite the default TMP directory to be used when exec output is spooled to file instead of printed directly to the http client via standard output.</text:p>
            <text:p text:style-name="P15"/>
            <text:p text:style-name="P15">Note that specifying “tmp_directory” will force the use of temporary files, regardless of the value of the “use_tmpfile” parameter.</text:p>
          </table:table-cell>
        </table:table-row>
        <table:table-row table:style-name="Table6.1">
          <table:table-cell table:style-name="Table6.A2" office:value-type="string">
            <text:p text:style-name="P15">tmp_http_path</text:p>
          </table:table-cell>
          <table:table-cell table:style-name="Table6.A2" office:value-type="string">
            <text:p text:style-name="P15">&lt;none&gt;</text:p>
          </table:table-cell>
          <table:table-cell table:style-name="Table6.C2" office:value-type="string">
            <text:p text:style-name="P15">Setting the parameter tells Jarvis to redirect the client to the output temporary file via this URI which must be configured in the web server to point to the temporary directory. <text:s/></text:p>
            <text:p text:style-name="P15"/>
            <text:p text:style-name="P15">E.g. if “tmp_directory” is “/tmp” and “tmp_http_path” is “/tmp-reports” then the webserver must contain an alias mapping “http://<text:span text:style-name="T7">host</text:span><text:span text:style-name="T4">/tmp-reports/” to “/tmp”. <text:s/>Use of a dedicated report output directory is recommended for security reasons.</text:span></text:p>
            <text:p text:style-name="P15"/>
            <text:p text:style-name="P15">Note that specifying “tmp_http_path” will force the use of temporary files, regardless of the value of the “use_tmpfile” parameter.</text:p>
            <text:p text:style-name="P15"/>
            <text:p text:style-name="P15">Note that specifying “tmp_http_path” will mean that “add_headers” is ignored, as MIME headers are not relevant to a redirection response.</text:p>
          </table:table-cell>
        </table:table-row>
        <text:soft-page-break/>
        <table:table-row table:style-name="Table6.1">
          <table:table-cell table:style-name="Table6.A2" office:value-type="string">
            <text:p text:style-name="P15">cleanup_after</text:p>
          </table:table-cell>
          <table:table-cell table:style-name="Table6.A2" office:value-type="string">
            <text:p text:style-name="P15">0</text:p>
          </table:table-cell>
          <table:table-cell table:style-name="Table6.C2" office:value-type="string">
            <text:p text:style-name="P15">If set to a non-zero value, this parameter will enable cleanup of files in the temporary directory after the specified number of minutes. <text:s/>Set to zero (default) means “never cleanup”.</text:p>
            <text:p text:style-name="P15"/>
            <text:p text:style-name="P1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2" office:value-type="string">
            <text:p text:style-name="P15">debug</text:p>
          </table:table-cell>
          <table:table-cell table:style-name="Table6.A2" office:value-type="string">
            <text:p text:style-name="P15">&lt;n/a&gt;</text:p>
          </table:table-cell>
          <table:table-cell table:style-name="Table6.C2" office:value-type="string">
            <text:p text:style-name="Text_20_body">Enable “debug” output to standard error for this plugin only. <text:s/>This parameter can not be used to disable global debugging.</text:p>
          </table:table-cell>
        </table:table-row>
        <table:table-row table:style-name="Table6.1">
          <table:table-cell table:style-name="Table6.A2" office:value-type="string">
            <text:p text:style-name="P15">dump</text:p>
          </table:table-cell>
          <table:table-cell table:style-name="Table6.A2" office:value-type="string">
            <text:p text:style-name="P15">&lt;n/a&gt;</text:p>
          </table:table-cell>
          <table:table-cell table:style-name="Table6.C2" office:value-type="string">
            <text:p text:style-name="Text_20_body">Enable “dump” output to standard error for this plugin only. <text:s/>This parameter can not be used to disable global dump output.</text:p>
          </table:table-cell>
        </table:table-row>
      </table:table>
      <text:p text:style-name="P21">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5">Mechanism</text:p>
          </table:table-cell>
          <table:table-cell table:style-name="Table26.B1" office:value-type="string">
            <text:p text:style-name="P45">Notes</text:p>
          </table:table-cell>
        </table:table-row>
        <table:table-row table:style-name="Table26.1">
          <table:table-cell table:style-name="Table26.A2" office:value-type="string">
            <text:p text:style-name="P16">Redirection</text:p>
          </table:table-cell>
          <table:table-cell table:style-name="Table26.B2" office:value-type="string">
            <text:p text:style-name="P15">This mechanism is used if and only if “tmp_http_path” is specified. <text:s/></text:p>
            <text:p text:style-name="P15"/>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5">When the execution is complete, Jarvis will send back a “302 Found” response to the client to redirect it to the new output using the specified “tmp_http_path”.</text:p>
            <text:p text:style-name="P15"/>
            <text:p text:style-name="P16">This is the recommended approach for cross-platform systems and/or large output and/or binary data.</text:p>
          </table:table-cell>
        </table:table-row>
        <table:table-row table:style-name="Table26.1">
          <table:table-cell table:style-name="Table26.A2" office:value-type="string">
            <text:p text:style-name="P16">Streaming</text:p>
          </table:table-cell>
          <table:table-cell table:style-name="Table26.B2" office:value-type="string">
            <text:p text:style-name="P18">If “use_tmpfile” and/or “tmp_directory” is specified without specifying any value for “tmp_http_path” then streaming will be used.</text:p>
            <text:p text:style-name="P18"/>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8">When the execution is complete, Jarvis will loop through this file and stream the contents back to the client. <text:s/>If configured, Jarvis will add headers derived from the filename parameter.</text:p>
            <text:p text:style-name="P18"/>
            <text:p text:style-name="P16">This is method appears to work fine under Windows under HTTP.</text:p>
            <text:p text:style-name="P16"/>
            <text:p text:style-name="P16">Problems have been encountered with this method under Linux.</text:p>
            <text:p text:style-name="P16"/>
            <text:p text:style-name="P16">Problems have been encountered with this method under Windows with Apache/HTTPS.</text:p>
          </table:table-cell>
        </table:table-row>
        <table:table-row table:style-name="Table26.1">
          <table:table-cell table:style-name="Table26.A2" office:value-type="string">
            <text:p text:style-name="P16">Direct/STDOUT</text:p>
          </table:table-cell>
          <table:table-cell table:style-name="Table26.B2" office:value-type="string">
            <text:p text:style-name="P15">If no tmpfile parameters are specified, then Jarvis will copy the stdout of the executed program and will echo it via stdout through the server and back to the client.</text:p>
            <text:p text:style-name="P15"/>
            <text:p text:style-name="P16">Problems have been encountered with this method under Windows with binary data.</text:p>
          </table:table-cell>
        </table:table-row>
      </table:table>
      <text:p text:style-name="P21">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300170197" text:style-name="L32">
        <text:list-item>
          <text:p text:style-name="P101">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01">Any RESTful parameters specified in the URI. <text:s/>These are passed as “p1”, “p2”, etc.</text:p>
        </text:list-item>
        <text:list-item>
          <text:p text:style-name="P101">The parameter __dataset is given as the client-supplied dataset given to Jarvis which invoked this exec request.</text:p>
        </text:list-item>
        <text:list-item>
          <text:p text:style-name="P101">The parameter __tmpfile is given if use_tmpfile is configured for this exec.</text:p>
        </text:list-item>
        <text:list-item>
          <text:p text:style-name="P101">The Jarvis secure parameters beginning with double-underscore. <text:s/>These include __username, __group_list, etc.</text:p>
        </text:list-item>
        <text:list-item>
          <text:p text:style-name="P101">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4">The exec process should write its output to standard output. <text:s/>If “add_headers” is “no” then the <text:soft-page-break/>program is also responsible for writing HTTP headers and a blank line before beginning output.</text:p>
      <text:p text:style-name="P24">If <text:s/>“add_headers” is “yes” then Jarvis will add the content type headers. <text:s/>In addition, Jarvis can add a Content-Disposition header if you supply the “default_filename” and “filename_parameter” parameters.</text:p>
      <text:p text:style-name="P2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4">Exec output may include binary data. <text:s/>For a practical example, see the “png” exec in demo.xml.</text:p>
      <text:h text:style-name="P123"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2" office:value-type="string">
            <text:p text:style-name="P15">dataset</text:p>
          </table:table-cell>
          <table:table-cell table:style-name="Table7.A2" office:value-type="string">
            <text:p text:style-name="P15">&lt;none&gt;</text:p>
          </table:table-cell>
          <table:table-cell table:style-name="Table7.C2" office:value-type="string">
            <text:p text:style-name="P15">Dataset name which is to be interpreted as a “plugin” rather than a regular dataset. <text:s/>Mandatory parameter.</text:p>
          </table:table-cell>
        </table:table-row>
        <table:table-row table:style-name="Table7.1">
          <table:table-cell table:style-name="Table7.A2" office:value-type="string">
            <text:p text:style-name="P15">access</text:p>
          </table:table-cell>
          <table:table-cell table:style-name="Table7.A2" office:value-type="string">
            <text:p text:style-name="P15">&lt;none&gt;</text:p>
          </table:table-cell>
          <table:table-cell table:style-name="Table7.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5">lib</text:p>
          </table:table-cell>
          <table:table-cell table:style-name="Table7.A2" office:value-type="string">
            <text:p text:style-name="P15">&lt;none&gt;</text:p>
          </table:table-cell>
          <table:table-cell table:style-name="Table7.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5">module</text:p>
          </table:table-cell>
          <table:table-cell table:style-name="Table7.A2" office:value-type="string">
            <text:p text:style-name="P15">&lt;none&gt;</text:p>
          </table:table-cell>
          <table:table-cell table:style-name="Table7.C2" office:value-type="string">
            <text:p text:style-name="P15">This is the Perl module name with subdirectories separated by '::' and ending in '.pm'.</text:p>
          </table:table-cell>
        </table:table-row>
        <table:table-row table:style-name="Table7.1">
          <table:table-cell table:style-name="Table7.A2" office:value-type="string">
            <text:p text:style-name="P15">add_headers</text:p>
          </table:table-cell>
          <table:table-cell table:style-name="Table7.A2" office:value-type="string">
            <text:p text:style-name="P15">no</text:p>
          </table:table-cell>
          <table:table-cell table:style-name="Table7.C2" office:value-type="string">
            <text:p text:style-name="P15">If yes, Jarvis will add Cookie, Content-Type and Content-Disposition headers to the response. <text:s/>Otherwise the plugin module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5">filename_parameter</text:p>
          </table:table-cell>
          <table:table-cell table:style-name="Table7.A2" office:value-type="string">
            <text:p text:style-name="P15">&lt;none&gt;</text:p>
          </table:table-cell>
          <table:table-cell table:style-name="Table7.C2" office:value-type="string">
            <text:p text:style-name="P15">Only used if add_headers is “yes”. <text:s/>We expect a CGI parameter of this name to be present and to contain the returned filename.</text:p>
          </table:table-cell>
        </table:table-row>
        <table:table-row table:style-name="Table7.1">
          <table:table-cell table:style-name="Table7.A2" office:value-type="string">
            <text:p text:style-name="P15">default_filename</text:p>
          </table:table-cell>
          <table:table-cell table:style-name="Table7.A2" office:value-type="string">
            <text:p text:style-name="P15">&lt;none&gt;</text:p>
          </table:table-cell>
          <table:table-cell table:style-name="Table7.C2"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5">parameter</text:p>
          </table:table-cell>
          <table:table-cell table:style-name="Table7.A2" office:value-type="string">
            <text:p text:style-name="P15">&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2" office:value-type="string">
            <text:p text:style-name="P15">debug</text:p>
          </table:table-cell>
          <table:table-cell table:style-name="Table7.A2" office:value-type="string">
            <text:p text:style-name="P15">&lt;n/a&gt;</text:p>
          </table:table-cell>
          <table:table-cell table:style-name="Table7.C2"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2" office:value-type="string">
            <text:p text:style-name="P15">dump</text:p>
          </table:table-cell>
          <table:table-cell table:style-name="Table7.A2" office:value-type="string">
            <text:p text:style-name="P15">&lt;n/a&gt;</text:p>
          </table:table-cell>
          <table:table-cell table:style-name="Table7.C2" office:value-type="string">
            <text:p text:style-name="Text_20_body">Enable “dump” output to standard error for this plugin only. <text:s/>This parameter can not be used to disable global dump output.</text:p>
          </table:table-cell>
        </table:table-row>
      </table:table>
      <text:p text:style-name="P21">Table <text:sequence text:ref-name="refTable24" text:name="Table" text:formula="ooow:Table+1" style:num-format="1">25</text:sequence>: Plugin Configuration Attributes</text:p>
      <text:h text:style-name="Heading_20_2" text:outline-level="2">Example Plugin</text:h>
      <text:p text:style-name="P27">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7"/>
      <text:p text:style-name="P27">The source of the sample “Demo.pm” file is as follows:</text:p>
      <text:p text:style-name="P11">use strict;</text:p>
      <text:p text:style-name="P58">use warnings;</text:p>
      <text:p text:style-name="P58"/>
      <text:p text:style-name="P58">sub plugin::Demo::do {</text:p>
      <text:p text:style-name="P58"><text:s text:c="4"/>my ($jconfig, $restArgs, %args) = @_;</text:p>
      <text:p text:style-name="P58"/>
      <text:p text:style-name="P58"><text:s text:c="4"/>my $output = "";</text:p>
      <text:p text:style-name="P58"/>
      <text:p text:style-name="P58"><text:s text:c="4"/>&amp;Jarvis::Error::debug ($jconfig, "Running the Demo plugin.");</text:p>
      <text:p text:style-name="P58"/>
      <text:p text:style-name="P58"><text:s text:c="4"/># This demonstrates that the plugin can access Jarvis::Config info.</text:p>
      <text:p text:style-name="P58"><text:s text:c="4"/>$output .= "APP: " . $jconfig-&gt;{'app_name'} . "\n";</text:p>
      <text:p text:style-name="P58"><text:s text:c="4"/>$output .= "Username: " . $jconfig-&gt;{'username'} . "\n";</text:p>
      <text:p text:style-name="P58"><text:s text:c="4"/>$output .= "CGI myval: " . ($jconfig-&gt;{'cgi'}-&gt;param('myval') || '') . "\n";</text:p>
      <text:p text:style-name="P58"/>
      <text:p text:style-name="P58"><text:s text:c="4"/># This demonstrates XML-configured parameters to the plugin.</text:p>
      <text:p text:style-name="P58"><text:s text:c="4"/>$output .= "CAT: " . $args{'category'} . "\n";</text:p>
      <text:p text:style-name="P58"/>
      <text:p text:style-name="P58"><text:s text:c="4"/># This demonstrates accessing RESTful arguments that are </text:p>
      <text:p text:style-name="P58"><text:s text:c="4"/># from the URL after the dataset name</text:p>
      <text:p text:style-name="P58"><text:soft-page-break/><text:s text:c="4"/>my $counter = 0;</text:p>
      <text:p text:style-name="P58"><text:s text:c="4"/>map {</text:p>
      <text:p text:style-name="P58"><text:s text:c="8"/>$output .= "RESTful argument $counter: " . $restArgs-&gt;[0] . "\n";</text:p>
      <text:p text:style-name="P58"><text:s text:c="4"/>} @{$restArgs};</text:p>
      <text:p text:style-name="P58"/>
      <text:p text:style-name="P58"><text:s text:c="4"/>my $dbh = &amp;Jarvis::DB::Handle ($jconfig);</text:p>
      <text:p text:style-name="P58"><text:s text:c="4"/>$output .= "Boats: " . $dbh-&gt;do("SELECT COUNT(*) FROM boat");</text:p>
      <text:p text:style-name="P58"/>
      <text:p text:style-name="P58"><text:s text:c="4"/>return $output;</text:p>
      <text:p text:style-name="P58">}</text:p>
      <text:p text:style-name="P58"/>
      <text:p text:style-name="P59">1;</text:p>
      <text:p text:style-name="P27"/>
      <text:p text:style-name="P27">This demonstrates:</text:p>
      <text:list xml:id="list1352390783" text:style-name="L33">
        <text:list-item>
          <text:p text:style-name="P121">Using the Jarvis debug methods.</text:p>
        </text:list-item>
        <text:list-item>
          <text:p text:style-name="P121">Accessing the Jarvis Config “jconfig” object.</text:p>
        </text:list-item>
        <text:list-item>
          <text:p text:style-name="P121">Accessing the static configured plugin parameters.</text:p>
        </text:list-item>
        <text:list-item>
          <text:p text:style-name="P102">Accessing the Jarvis-supplied database connection.</text:p>
        </text:list-item>
      </text:list>
      <text:p text:style-name="P27">Accessing this plugin via the following URL:</text:p>
      <text:p text:style-name="Code">http://localhost/jarvis-agent/demo/Plug/rest1/rest2/?myval=test</text:p>
      <text:p text:style-name="P27"/>
      <text:p text:style-name="P27">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7"/>
      <text:h text:style-name="Heading_20_2" text:outline-level="2">Output &amp; Headers</text:h>
      <text:p text:style-name="P27">Jarvis offers support for “add_headers”, “filename_parameter” and “default_parameter” handling for “plugin” datasets identical to “exec” datasets.</text:p>
      <text:h text:style-name="Heading_20_2" text:outline-level="2">Exception Handling</text:h>
      <text:p text:style-name="P2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23"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7">Special Datasets (start and finish hooks only), Regular Dataset Fetch (start and finish hooks only), Regular Dataset Insert/Update (all hooks)</text:span><text:span text:style-name="T4">. <text:s/>Hooks are never invoked for “plugin” or “exec” datasets.</text:span></text:p>
      <text:p text:style-name="P40">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2" office:value-type="string">
            <text:p text:style-name="P13">start</text:p>
            <text:p text:style-name="P13"/>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213548178" text:style-name="L34">
              <text:list-item>
                <text:p text:style-name="P119">$jconfig, </text:p>
              </text:list-item>
              <text:list-item>
                <text:p text:style-name="P103">$hook_parameters_href</text:p>
              </text:list-item>
            </text:list>
            <text:p text:style-name="P24">The $jconfig is the standard Jarvis configuration object. <text:s/>The hook may modify this object.</text:p>
            <text:p text:style-name="P24">The $hook_parameters_href is a hash containing the name and value from any &lt;parameter&gt; tags configured for this hook in the application XML file.</text:p>
          </table:table-cell>
        </table:table-row>
        <table:table-row>
          <table:table-cell table:style-name="Table30.A2" office:value-type="string">
            <text:p text:style-name="P13">after_login</text:p>
            <text:p text:style-name="P13"/>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843802144" text:continue-numbering="true" text:style-name="L34">
              <text:list-item>
                <text:p text:style-name="P119">$jconfig, </text:p>
              </text:list-item>
              <text:list-item>
                <text:p text:style-name="P119">$hook_parameters_href</text:p>
              </text:list-item>
              <text:list-item>
                <text:p text:style-name="P103">$additional_safe_href</text:p>
              </text:list-item>
            </text:list>
            <text:p text:style-name="Text_20_body">The $additional_safe_href is a hash of "safe" parameters which the hook module may extend. <text:s/>All "safe" parameter names must begin with a "__" <text:soft-page-break/>double underscore prefix.</text:p>
          </table:table-cell>
        </table:table-row>
        <table:table-row>
          <table:table-cell table:style-name="Table30.A2" office:value-type="string">
            <text:p text:style-name="P13">before_all</text:p>
            <text:p text:style-name="P17">(insert/update/delete)</text:p>
          </table:table-cell>
          <table:table-cell table:style-name="Table30.B2" office:value-type="string">
            <text:p text:style-name="P24">This hook is called after Jarvis has loaded the dataset configuration and processed all REST args. <text:s/>It is called after the transaction begins.</text:p>
            <text:p text:style-name="P24">It is called before invoking the &lt;before&gt; SQL statement in the dataset XML file. <text:s/>It is called even if there is no &lt;before&gt; SQL statement.</text:p>
            <text:p text:style-name="P24">Args are:</text:p>
            <text:list xml:id="list1498874658" text:continue-numbering="true" text:style-name="L34">
              <text:list-item>
                <text:p text:style-name="P119">$jconfig</text:p>
              </text:list-item>
              <text:list-item>
                <text:p text:style-name="P120">$hook_parameters_href</text:p>
              </text:list-item>
              <text:list-item>
                <text:p text:style-name="P120">$dsxml</text:p>
              </text:list-item>
              <text:list-item>
                <text:p text:style-name="P120">$rest_args_href</text:p>
              </text:list-item>
              <text:list-item>
                <text:p text:style-name="P73">$fields_aref</text:p>
              </text:list-item>
            </text:list>
            <text:p text:style-name="P24">The $dsxml is an XML::Smart object for the dataset's XML config.</text:p>
            <text:p text:style-name="P24">The $rest_args_href is the hash of safe variables and REST args to be given to the &lt;before&gt; statement. <text:s/>The hook code may change this hash. <text:s/>Changes will affect only the &lt;before&gt; SQL.</text:p>
            <text:p text:style-name="P24">The $fields_aref is the array of user change objects submitted for this request.</text:p>
          </table:table-cell>
        </table:table-row>
        <table:table-row>
          <table:table-cell table:style-name="Table30.A2" office:value-type="string">
            <text:p text:style-name="P13">before_one</text:p>
            <text:p text:style-name="P17">(insert/update/delete)</text:p>
          </table:table-cell>
          <table:table-cell table:style-name="Table30.B2" office:value-type="string">
            <text:p text:style-name="P24">This hook is called after Jarvis has assembled all parameters in order to execute a single insert/update/delete statement. <text:s/></text:p>
            <text:p text:style-name="P24">It is invoked before the actual execution of the row modification SQL.</text:p>
            <text:p text:style-name="P24">Args are:</text:p>
            <text:list xml:id="list466630106" text:continue-numbering="true" text:style-name="L34">
              <text:list-item>
                <text:p text:style-name="P119">$jconfig</text:p>
              </text:list-item>
              <text:list-item>
                <text:p text:style-name="P120">$hook_parameters_href</text:p>
              </text:list-item>
              <text:list-item>
                <text:p text:style-name="P120">$dsxml</text:p>
              </text:list-item>
              <text:list-item>
                <text:p text:style-name="P73">$sql_params_href</text:p>
              </text:list-item>
            </text:list>
            <text:p text:style-name="P24">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3">after_one</text:p>
            <text:p text:style-name="P17">(insert/update/delete)</text:p>
          </table:table-cell>
          <table:table-cell table:style-name="Table30.B2" office:value-type="string">
            <text:p text:style-name="P24">This hook is called after Jarvis has executed a single insert/update/delete statement. <text:s/>It is called after any returning row result has been fetched.</text:p>
            <text:p text:style-name="P24">Args are:</text:p>
            <text:list xml:id="list504638700" text:continue-numbering="true" text:style-name="L34">
              <text:list-item>
                <text:p text:style-name="P119">$jconfig</text:p>
              </text:list-item>
              <text:list-item>
                <text:p text:style-name="P120">$hook_parameters_href</text:p>
              </text:list-item>
              <text:list-item>
                <text:p text:style-name="P120">$dsxml</text:p>
              </text:list-item>
              <text:list-item>
                <text:p text:style-name="P120">$sql_params_href</text:p>
              </text:list-item>
              <text:list-item>
                <text:p text:style-name="P73">$row_result_href</text:p>
              </text:list-item>
            </text:list>
            <text:p text:style-name="P24">The $sql_params_href is the hash of variables previously bound to the single SQL row update. <text:s/>Changing this hash will have no effect.</text:p>
            <text:p text:style-name="P24">The $row_result_href is the contents of any returning row. <text:s/>The hook code <text:soft-page-break/>may change this hash.</text:p>
          </table:table-cell>
        </table:table-row>
        <table:table-row>
          <table:table-cell table:style-name="Table30.A2" office:value-type="string">
            <text:p text:style-name="P13">after_all</text:p>
            <text:p text:style-name="P17">(insert/update/delete)</text:p>
          </table:table-cell>
          <table:table-cell table:style-name="Table30.B2" office:value-type="string">
            <text:p text:style-name="P24">This hook is called after invoking the &lt;after&gt; SQL statement in the dataset XML file. <text:s/>It is called even if there is no &lt;after&gt; SQL statement. <text:s/>The transaction is not yet committed.</text:p>
            <text:p text:style-name="P24">Args are:</text:p>
            <text:list xml:id="list1999036664" text:continue-numbering="true" text:style-name="L34">
              <text:list-item>
                <text:p text:style-name="P119">$jconfig</text:p>
              </text:list-item>
              <text:list-item>
                <text:p text:style-name="P120">$hook_parameters_href</text:p>
              </text:list-item>
              <text:list-item>
                <text:p text:style-name="P120">$dsxml</text:p>
              </text:list-item>
              <text:list-item>
                <text:p text:style-name="P120">$rest_args_href</text:p>
              </text:list-item>
              <text:list-item>
                <text:p text:style-name="P120">$fields_aref</text:p>
              </text:list-item>
              <text:list-item>
                <text:p text:style-name="P73">$results_aref</text:p>
              </text:list-item>
            </text:list>
            <text:p text:style-name="P24">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3">return_status</text:p>
          </table:table-cell>
          <table:table-cell table:style-name="Table30.B2" office:value-type="string">
            <text:p text:style-name="P24">This hook is called only for "__status" requests. <text:s/>It is called just before the status result is encoded to JSON/XML. <text:s/>The hook may do one or more of the following:</text:p>
            <text:list xml:id="list1284022237" text:style-name="L35">
              <text:list-item>
                <text:p text:style-name="P74">Add some extra root level parameters (by modifying $extra_href)</text:p>
              </text:list-item>
              <text:list-item>
                <text:p text:style-name="P74">Perform a custom encoding into text (by setting $return_text)</text:p>
              </text:list-item>
            </text:list>
            <text:p text:style-name="P24">Args are:</text:p>
            <text:list xml:id="list87270692" text:continue-list="list1999036664" text:style-name="L34">
              <text:list-item>
                <text:p text:style-name="P119">$jconfig</text:p>
              </text:list-item>
              <text:list-item>
                <text:p text:style-name="P120">$hook_parameters_href</text:p>
              </text:list-item>
              <text:list-item>
                <text:p text:style-name="P120">$extra_href</text:p>
              </text:list-item>
              <text:list-item>
                <text:p text:style-name="P103">$return_text_ref</text:p>
              </text:list-item>
            </text:list>
            <text:p text:style-name="P24">The $extra_href is a reference to a hash of name/value mappings all of which will be added as root level parameters to the JSON object or XML response object that is encoded and returned to the client.</text:p>
            <text:p text:style-name="P24">The $return_text_ref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table-cell table:style-name="Table30.A2" office:value-type="string">
            <text:p text:style-name="P13">dataset_fetched</text:p>
          </table:table-cell>
          <table:table-cell table:style-name="Table30.B2" office:value-type="string">
            <text:p text:style-name="P24">This hook is called only for “fetch” (i.e. data select) requests. <text:s/>It is called after the SQL select is performed. <text:s/>If the request is for multiple comma-separated datasets then this hook is called once for each dataset in the list.</text:p>
            <text:p text:style-name="P57">The hook may do one or more of the following:</text:p>
            <text:list xml:id="list1818224003" text:continue-list="list1284022237" text:style-name="L35">
              <text:list-item text:start-value="1">
                <text:p text:style-name="P66">Add some extra scalar parameters (by modifying $extra_href)</text:p>
              </text:list-item>
              <text:list-item>
                <text:p text:style-name="P74">Modify the returned content (by modifying $rows_aref)</text:p>
              </text:list-item>
            </text:list>
            <text:p text:style-name="P24">Args are:</text:p>
            <text:list xml:id="list1034331793" text:continue-list="list87270692" text:style-name="L34">
              <text:list-item>
                <text:p text:style-name="P119">$jconfig</text:p>
              </text:list-item>
              <text:list-item>
                <text:p text:style-name="P120">$hook_parameters_href</text:p>
              </text:list-item>
              <text:list-item>
                <text:p text:style-name="P119">$dsxml</text:p>
              </text:list-item>
              <text:list-item>
                <text:p text:style-name="P120"><text:soft-page-break/>$sql_params_href</text:p>
              </text:list-item>
              <text:list-item>
                <text:p text:style-name="P119">$rows_aref</text:p>
              </text:list-item>
              <text:list-item>
                <text:p text:style-name="P73">$extra_href</text:p>
              </text:list-item>
            </text:list>
            <text:p text:style-name="P24">The $rows_aref is a reference to the array of objects fetched as a result of the executed SQL. <text:s/>This is the data that will be encoded into JSON or XML. <text:s/>Changes to this objects in this array will be represented in the data returned to the client.</text:p>
            <text:p text:style-name="P24">Any scalar parameters set by modifying $extra_href will be added to the dataset return structure.</text:p>
          </table:table-cell>
        </table:table-row>
        <table:table-row>
          <table:table-cell table:style-name="Table30.A2" office:value-type="string">
            <text:p text:style-name="P13">return_fetch</text:p>
          </table:table-cell>
          <table:table-cell table:style-name="Table30.B2" office:value-type="string">
            <text:p text:style-name="P24">This hook is called only for "fetch" (I.e. data select) requests. <text:s/>It is called at the end of the fetch sequence, just before the returned dataset results are encoded to JSON/XML. <text:s/>The hook may do one or more of the following:</text:p>
            <text:list xml:id="list337575761" text:continue-list="list1818224003" text:style-name="L35">
              <text:list-item text:start-value="1">
                <text:p text:style-name="P74">Add some extra root level parameters (by modifying $extra_href)</text:p>
              </text:list-item>
              <text:list-item>
                <text:p text:style-name="P74">Alter the the returned data structure (by modifying $return_object)</text:p>
              </text:list-item>
              <text:list-item>
                <text:p text:style-name="P74">Perform a custom encoding into text (by setting $return_text_ref)</text:p>
              </text:list-item>
            </text:list>
            <text:p text:style-name="P24">Args are:</text:p>
            <text:list xml:id="list2122561838" text:continue-list="list1034331793" text:style-name="L34">
              <text:list-item>
                <text:p text:style-name="P119">$jconfig</text:p>
              </text:list-item>
              <text:list-item>
                <text:p text:style-name="P120">$hook_parameters_href</text:p>
              </text:list-item>
              <text:list-item>
                <text:p text:style-name="P120">$sql_params_href</text:p>
              </text:list-item>
              <text:list-item>
                <text:p text:style-name="P120">$return_object</text:p>
              </text:list-item>
              <text:list-item>
                <text:p text:style-name="P120">$extra_href</text:p>
              </text:list-item>
              <text:list-item>
                <text:p text:style-name="P103">$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able:table-row>
          <table:table-cell table:style-name="Table30.A2" office:value-type="string">
            <text:p text:style-name="P13">return_store</text:p>
          </table:table-cell>
          <table:table-cell table:style-name="Table30.B2" office:value-type="string">
            <text:p text:style-name="P24">This hook is called only for "store" (I.e. data insert/update/delete) requests. <text:s/>It is called at the end of the stored sequence, just before the results of the store operation(s) are encoded to JSON/XML/CSV. <text:s/>The hook may do one or more of the following:</text:p>
            <text:list xml:id="list830809672" text:continue-list="list337575761" text:style-name="L35">
              <text:list-item text:start-value="1">
                <text:p text:style-name="P74">Add some extra root level parameters (by modifying $extra_href)</text:p>
              </text:list-item>
              <text:list-item>
                <text:p text:style-name="P74">Modify the returned content (by modifying $results_aref)</text:p>
              </text:list-item>
              <text:list-item>
                <text:p text:style-name="P74">Perform a custom encoding into text (by setting $return_text)</text:p>
              </text:list-item>
            </text:list>
            <text:p text:style-name="P24">Args are:</text:p>
            <text:list xml:id="list454573252" text:continue-list="list2122561838" text:style-name="L34">
              <text:list-item>
                <text:p text:style-name="P119">$jconfig</text:p>
              </text:list-item>
              <text:list-item>
                <text:p text:style-name="P120">$hook_parameters_href</text:p>
              </text:list-item>
              <text:list-item>
                <text:p text:style-name="P120">$dsxml</text:p>
              </text:list-item>
              <text:list-item>
                <text:p text:style-name="P120">$rest_args_href</text:p>
              </text:list-item>
              <text:list-item>
                <text:p text:style-name="P120">$fields_aref</text:p>
              </text:list-item>
              <text:list-item>
                <text:p text:style-name="P120">$results_aref</text:p>
              </text:list-item>
              <text:list-item>
                <text:p text:style-name="P120">$extra_href</text:p>
              </text:list-item>
              <text:list-item>
                <text:p text:style-name="P103"><text:soft-page-break/>$return_text_ref</text:p>
              </text:list-item>
            </text:list>
          </table:table-cell>
        </table:table-row>
        <table:table-row>
          <table:table-cell table:style-name="Table30.A2" office:value-type="string">
            <text:p text:style-name="P13">finish</text:p>
            <text:p text:style-name="P13"/>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2130558876" text:continue-numbering="true" text:style-name="L34">
              <text:list-item>
                <text:p text:style-name="P119">$jconfig</text:p>
              </text:list-item>
              <text:list-item>
                <text:p text:style-name="P103">$hook_parameters_href</text:p>
              </text:list-item>
            </text:list>
          </table:table-cell>
        </table:table-row>
      </table:table>
      <text:p text:style-name="P21">Table <text:sequence text:ref-name="refTable25" text:name="Table" text:formula="ooow:Table+1" style:num-format="1">26</text:sequence>: List of Hook Points</text:p>
      <text:p text:style-name="Text_20_body"/>
      <text:p text:style-name="Text_20_body">Note that:</text:p>
      <text:list xml:id="list594251778" text:style-name="L36">
        <text:list-item>
          <text:p text:style-name="P104">You may implement none, some, or all hook methods.</text:p>
        </text:list-item>
        <text:list-item>
          <text:p text:style-name="P104">All implemented hook methods must all return “1”.</text:p>
        </text:list-item>
        <text:list-item>
          <text:p text:style-name="P104">There is no way for a hook to stop processing, other than to call “die”.</text:p>
        </text:list-item>
        <text:list-item>
          <text:p text:style-name="P104">If an SQL error occurs during dataset updates, any following before_one, after_one and after_all hook calls will be skipped. <text:s/>Only the finish hook call will be invoked.</text:p>
        </text:list-item>
        <text:list-item>
          <text:p text:style-name="P104">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3">Attribute</text:p>
          </table:table-cell>
          <table:table-cell table:style-name="Table28.A1" office:value-type="string">
            <text:p text:style-name="P13">Default</text:p>
          </table:table-cell>
          <table:table-cell table:style-name="Table28.C1" office:value-type="string">
            <text:p text:style-name="P13">Notes</text:p>
          </table:table-cell>
        </table:table-row>
        <table:table-row table:style-name="Table28.1">
          <table:table-cell table:style-name="Table28.A2" office:value-type="string">
            <text:p text:style-name="P15">lib</text:p>
          </table:table-cell>
          <table:table-cell table:style-name="Table28.A2" office:value-type="string">
            <text:p text:style-name="P15">&lt;none&gt;</text:p>
          </table:table-cell>
          <table:table-cell table:style-name="Table28.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5">module</text:p>
          </table:table-cell>
          <table:table-cell table:style-name="Table28.A2" office:value-type="string">
            <text:p text:style-name="P15">&lt;none&gt;</text:p>
          </table:table-cell>
          <table:table-cell table:style-name="Table28.C2" office:value-type="string">
            <text:p text:style-name="P15">This is the Perl module name with subdirectories separated by '::' and ending in '.pm'.</text:p>
          </table:table-cell>
        </table:table-row>
        <text:soft-page-break/>
        <table:table-row table:style-name="Table28.1">
          <table:table-cell table:style-name="Table28.A2" office:value-type="string">
            <text:p text:style-name="P15">parameter</text:p>
          </table:table-cell>
          <table:table-cell table:style-name="Table28.A2" office:value-type="string">
            <text:p text:style-name="P15">&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1">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417771767" text:style-name="L37">
        <text:list-item>
          <text:p text:style-name="P105">Dual-Core Intel @ 2.5 GHz, 4G of RAM. <text:s/>(CPU Blowfish rating 7.09).</text:p>
        </text:list-item>
        <text:list-item>
          <text:p text:style-name="P105">Kubuntu 09.10 (Karmic Koala).</text:p>
        </text:list-item>
        <text:list-item>
          <text:p text:style-name="P105">Apache 2 webserver using HTTP (not SSL).</text:p>
        </text:list-item>
        <text:list-item>
          <text:p text:style-name="P105">Apache jmeter client with five simultaneous threads.</text:p>
        </text:list-item>
        <text:list-item>
          <text:p text:style-name="P105">PostgreSQL database.</text:p>
        </text:list-item>
        <text:list-item>
          <text:p text:style-name="P105">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7">Naturally, any heavy database processing will reduce this response rate accordingly.</text:p>
      <text:h text:style-name="Heading_20_1" text:outline-level="1">Tracking Application</text:h>
      <text:h text:style-name="Heading_20_2" text:outline-level="2">Tracking Requests &amp; Errors</text:h>
      <text:p text:style-name="P24">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9"><text:s text:c="4"/>&lt;app format="json" debug="yes" dump=”yes”&gt;</text:p>
      <text:p text:style-name="Code"><text:s text:c="8"/>&lt;tracker logins=”yes” requests="yes" errors="yes"&gt;</text:p>
      <text:p text:style-name="Code"><text:s text:c="12"/>&lt;dbfile&gt;/var/lib/jarvis/tracker/tracker.db&lt;/dbfile&gt;</text:p>
      <text:p text:style-name="Code"><text:s text:c="8"/>&lt;/tracker&gt;</text:p>
      <text:p text:style-name="P24"/>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3">Attribute</text:p>
            </table:table-cell>
            <table:table-cell table:style-name="Table25.A1" office:value-type="string">
              <text:p text:style-name="P13">Default</text:p>
            </table:table-cell>
            <table:table-cell table:style-name="Table25.C1" office:value-type="string">
              <text:p text:style-name="P13">Notes</text:p>
            </table:table-cell>
          </table:table-row>
        </table:table-header-rows>
        <table:table-row table:style-name="Table25.1">
          <table:table-cell table:style-name="Table25.A2" office:value-type="string">
            <text:p text:style-name="P15">logins</text:p>
          </table:table-cell>
          <table:table-cell table:style-name="Table25.A2" office:value-type="string">
            <text:p text:style-name="P15">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5">requests</text:p>
          </table:table-cell>
          <table:table-cell table:style-name="Table25.A2" office:value-type="string">
            <text:p text:style-name="P15">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5">errors</text:p>
          </table:table-cell>
          <table:table-cell table:style-name="Table25.A2" office:value-type="string">
            <text:p text:style-name="P15">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5">dbfile</text:p>
          </table:table-cell>
          <table:table-cell table:style-name="Table25.A2" office:value-type="string">
            <text:p text:style-name="P15">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var/lib/jarvis/tracker/tracker.db</text:p>
          </table:table-cell>
        </table:table-row>
      </table:table>
      <text:p text:style-name="P23">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The file is named "tracker-empty.db" and is installed into the "jarvis/tracker" folder of your installation.</text:p>
      <text:p text:style-name="P24">To use this in production you must:</text:p>
      <text:list xml:id="list2001359043" text:style-name="L38">
        <text:list-item>
          <text:p text:style-name="P75">Take a copy of "tracker-empty.db".</text:p>
        </text:list-item>
        <text:list-item>
          <text:p text:style-name="P75">Place this copy in a folder where it can be written by the web server.</text:p>
        </text:list-item>
        <text:list-item>
          <text:p text:style-name="P75">Update the "tracker.xml" file so that it correctly references the new location.</text:p>
        </text:list-item>
        <text:list-item>
          <text:p text:style-name="P75">Update the application configuration files of any Jarvis app wishing to record tracker data.</text:p>
        </text:list-item>
      </text:list>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text:soft-page-break/>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833797583" text:style-name="L39">
        <text:list-item>
          <text:p text:style-name="P106">ExtJS 2.3. Please see below for further details on this.</text:p>
        </text:list-item>
        <text:list-item>
          <text:p text:style-name="P106">SHJS. Syntax Highlighting for Javascript. Please see below for further details on this.</text:p>
        </text:list-item>
        <text:list-item>
          <text:p text:style-name="P106">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37">For Debian:</text:p>
      <text:p text:style-name="Code">Alias /jarvis-tracker/ "/usr/share/jarvis/tracker/htdocs/"</text:p>
      <text:p text:style-name="Text_20_body"/>
      <text:p text:style-name="P37">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37">For Debian:</text:p>
      <text:p text:style-name="Code">cp /usr/share/jarvis/tracker/etc/tracker.xml /etc/jarvis/</text:p>
      <text:p text:style-name="Text_20_body"/>
      <text:p text:style-name="P37">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2.3 release of ExtJS from <text:a xlink:type="simple" xlink:href="http://www.sencha.com/products/js/download.php">http://www.sencha.com/products/js/download.php</text:a> <text:soft-page-break/>and install. The file "ext-all.js" should be accessible by the URL "/ext-2.3/ext-all.js". <text:s/>E.g the Apache configuration may be:</text:p>
      <text:p text:style-name="Code">Alias /ext-2.3/ "/opt/extjs-2.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text:soft-page-break/>perl 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6">st</text:span> 2008 to Jan 1<text:span text:style-name="T6">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24">Take a copy of the database to a directory writable by the Apache user. <text:s/>For example:</text:p>
      <text:p text:style-name="P49"># mkdir -p /var/lib/jarvis/demo/</text:p>
      <text:p text:style-name="P49"># cp /opt/jarvis/demo/db/demo-empty .db /var/lib/jarvis/demo/demo.db </text:p>
      <text:p text:style-name="P49">#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24">Install the demo.xml Jarvis application configuration file:</text:p>
      <text:p text:style-name="Code"># cp /opt/jarvis/demo/etc/demo.xml /opt/jarvis/etc/demo.xml</text:p>
      <text:p text:style-name="P24"/>
      <text:p text:style-name="P24">In Apache configuration create an alias to the Jarvis demo htdocs:</text:p>
      <text:p text:style-name="Code">Alias /jarvis-demo/ "/opt/jarvis/demo/htdocs/"</text:p>
      <text:p text:style-name="P24"/>
      <text:p text:style-name="P24">Change the default values configured in demo.xml to match your installation:</text:p>
      <text:list xml:id="list145052817" text:style-name="L40">
        <text:list-item>
          <text:p text:style-name="P76">Location of the demo database file. <text:s/>Default is /var/lib/jarvis/demo/demo.db.</text:p>
        </text:list-item>
        <text:list-item>
          <text:p text:style-name="P76">Location of the datasets configuration. <text:s/>Default is /usr/share/jarvis/demo/dataset.</text:p>
        </text:list-item>
        <text:list-item>
          <text:p text:style-name="P76">Location of the session files. <text:s/>Default is /var/lib/jarvis/demo/sessions.</text:p>
        </text:list-item>
        <text:list-item>
          <text:p text:style-name="P76">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une 2011<text:tab/>Working with Jarvis – v4.2.4<text:tab/><text:page-number text:select-page="current">21</text:page-number>/<text:page-count>7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1-08-30T13:44:27</dc:date>
    <meta:editing-duration>P9DT14H34M37S</meta:editing-duration>
    <meta:editing-cycles>763</meta:editing-cycles>
    <meta:generator>LibreOffice/3.3$Linux LibreOffice_project/330m19$Build-202</meta:generator>
    <meta:print-date>2009-06-23T14:50:34</meta:print-date>
    <meta:document-statistic meta:table-count="32" meta:image-count="0" meta:object-count="0" meta:page-count="70" meta:paragraph-count="2092" meta:word-count="18824" meta:character-count="126018"/>
    <meta:user-defined meta:name="Info 1"/>
    <meta:user-defined meta:name="Info 2"/>
    <meta:user-defined meta:name="Info 3"/>
    <meta:user-defined meta:name="Info 4"/>
  </office:meta>
</office:document-meta>
</file>